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3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5" style:family="paragraph" style:parent-style-name="Preformatted_20_Text">
      <style:paragraph-properties fo:margin-top="0cm" fo:margin-bottom="0cm" loext:contextual-spacing="false"/>
      <style:text-properties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6" style:family="paragraph" style:parent-style-name="Preformatted_20_Text">
      <style:paragraph-properties fo:margin-top="0cm" fo:margin-bottom="0cm" loext:contextual-spacing="false"/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FreeMono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1d7d2" officeooo:paragraph-rsid="0021d7d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paragraph-rsid="0022c6a5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2c6a5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2c6a5" officeooo:paragraph-rsid="0022c6a5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paragraph-rsid="00262a25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661f6" officeooo:paragraph-rsid="002661f6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7f294" officeooo:paragraph-rsid="0027f294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90671" officeooo:paragraph-rsid="00290671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90671" officeooo:paragraph-rsid="00326ed0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90671" officeooo:paragraph-rsid="0034de7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a6cad" officeooo:paragraph-rsid="002a6cad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cdb36" officeooo:paragraph-rsid="002cdb36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d9142" officeooo:paragraph-rsid="002d9142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d9142" officeooo:paragraph-rsid="00323948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paragraph-rsid="002d9142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e5390" officeooo:paragraph-rsid="002e5390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f6b09" officeooo:paragraph-rsid="002f6b09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05743" officeooo:paragraph-rsid="00305743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1305c" officeooo:paragraph-rsid="0031305c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09c18" officeooo:paragraph-rsid="0032405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209c18" officeooo:paragraph-rsid="002661f6" style:font-size-asian="13pt" style:font-weight-asian="bold" style:font-size-complex="13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2405d" officeooo:paragraph-rsid="0032405d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26ed0" officeooo:paragraph-rsid="00326ed0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26ed0" officeooo:paragraph-rsid="0039c8d4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3e9b9" officeooo:paragraph-rsid="0033e9b9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4de70" officeooo:paragraph-rsid="0034de70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4de70" officeooo:paragraph-rsid="0035bfcd" style:font-size-asian="13pt" style:font-weight-asian="bold" style:font-size-complex="13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4de70" officeooo:paragraph-rsid="0039c8d4" style:font-size-asian="13pt" style:font-weight-asian="bold" style:font-size-complex="13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5bfcd" officeooo:paragraph-rsid="0035bfcd" style:font-size-asian="13pt" style:font-weight-asian="bold" style:font-size-complex="13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5bfcd" officeooo:paragraph-rsid="0039c8d4" style:font-size-asian="13pt" style:font-weight-asian="bold" style:font-size-complex="13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64c76" officeooo:paragraph-rsid="00364c76" style:font-size-asian="13pt" style:font-weight-asian="bold" style:font-size-complex="13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64c76" officeooo:paragraph-rsid="00379994" style:font-size-asian="13pt" style:font-weight-asian="bold" style:font-size-complex="13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64c76" officeooo:paragraph-rsid="0039c8d4" style:font-size-asian="13pt" style:font-weight-asian="bold" style:font-size-complex="13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79994" officeooo:paragraph-rsid="00379994" style:font-size-asian="13pt" style:font-weight-asian="bold" style:font-size-complex="13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8f0c9" officeooo:paragraph-rsid="0038f0c9" style:font-size-asian="13pt" style:font-weight-asian="bold" style:font-size-complex="13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8f0c9" officeooo:paragraph-rsid="0039c8d4" style:font-size-asian="13pt" style:font-weight-asian="bold" style:font-size-complex="13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8f0c9" officeooo:paragraph-rsid="003bda31" style:font-size-asian="13pt" style:font-weight-asian="bold" style:font-size-complex="13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9c8d4" officeooo:paragraph-rsid="0039c8d4" style:font-size-asian="13pt" style:font-weight-asian="bold" style:font-size-complex="13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9c8d4" officeooo:paragraph-rsid="003bda31" style:font-size-asian="13pt" style:font-weight-asian="bold" style:font-size-complex="13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a8c2d" officeooo:paragraph-rsid="003a8c2d" style:font-size-asian="13pt" style:font-weight-asian="bold" style:font-size-complex="13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bda31" officeooo:paragraph-rsid="003bda31" style:font-size-asian="13pt" style:font-weight-asian="bold" style:font-size-complex="13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d03ac" officeooo:paragraph-rsid="003d03ac" style:font-size-asian="13pt" style:font-weight-asian="bold" style:font-size-complex="13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d631a" officeooo:paragraph-rsid="003d631a" style:font-size-asian="13pt" style:font-weight-asian="bold" style:font-size-complex="13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3e9fa3" officeooo:paragraph-rsid="003e9fa3" style:font-size-asian="13pt" style:font-weight-asian="bold" style:font-size-complex="13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12300" officeooo:paragraph-rsid="00412300" style:font-size-asian="13pt" style:font-weight-asian="bold" style:font-size-complex="13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2fcf4" officeooo:paragraph-rsid="0042fcf4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4e1b4" officeooo:paragraph-rsid="0044e1b4" style:font-size-asian="13pt" style:font-weight-asian="bold" style:font-size-complex="13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6c515" officeooo:paragraph-rsid="0046c515" style:font-size-asian="13pt" style:font-weight-asian="bold" style:font-size-complex="13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paragraph-rsid="002661f6" style:font-size-asian="13pt" style:font-weight-asian="bold" style:font-size-complex="13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9d7e7" officeooo:paragraph-rsid="0049d7e7" style:font-size-asian="13pt" style:font-weight-asian="bold" style:font-size-complex="13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a972c" officeooo:paragraph-rsid="004a972c" style:font-size-asian="13pt" style:font-weight-asian="bold" style:font-size-complex="13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ac24f" officeooo:paragraph-rsid="004ac24f" style:font-size-asian="13pt" style:font-weight-asian="bold" style:font-size-complex="13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b4963" officeooo:paragraph-rsid="004b4963" style:font-size-asian="13pt" style:font-weight-asian="bold" style:font-size-complex="13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b4963" officeooo:paragraph-rsid="004c4d26" style:font-size-asian="13pt" style:font-weight-asian="bold" style:font-size-complex="13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c4d26" officeooo:paragraph-rsid="004c4d26" style:font-size-asian="13pt" style:font-weight-asian="bold" style:font-size-complex="13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dbdf6" officeooo:paragraph-rsid="004dbdf6" style:font-size-asian="13pt" style:font-weight-asian="bold" style:font-size-complex="13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e0bd5" officeooo:paragraph-rsid="004e0bd5" style:font-size-asian="13pt" style:font-weight-asian="bold" style:font-size-complex="13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4f1533" officeooo:paragraph-rsid="004f1533" style:font-size-asian="13pt" style:font-weight-asian="bold" style:font-size-complex="13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0f85a" officeooo:paragraph-rsid="0050f85a" style:font-size-asian="13pt" style:font-weight-asian="bold" style:font-size-complex="13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1dd92" officeooo:paragraph-rsid="0051dd92" style:font-size-asian="13pt" style:font-weight-asian="bold" style:font-size-complex="13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34aac" officeooo:paragraph-rsid="00534aac" style:font-size-asian="13pt" style:font-weight-asian="bold" style:font-size-complex="13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36fc9" officeooo:paragraph-rsid="00536fc9" style:font-size-asian="13pt" style:font-weight-asian="bold" style:font-size-complex="13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557c7" officeooo:paragraph-rsid="005557c7" style:font-size-asian="13pt" style:font-weight-asian="bold" style:font-size-complex="13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66730" officeooo:paragraph-rsid="00566730" style:font-size-asian="13pt" style:font-weight-asian="bold" style:font-size-complex="13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7cde4" officeooo:paragraph-rsid="0057cde4" style:font-size-asian="13pt" style:font-weight-asian="bold" style:font-size-complex="13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8372b" officeooo:paragraph-rsid="0058372b" style:font-size-asian="13pt" style:font-weight-asian="bold" style:font-size-complex="13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93442" officeooo:paragraph-rsid="00593442" style:font-size-asian="13pt" style:font-weight-asian="bold" style:font-size-complex="13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ae568" officeooo:paragraph-rsid="005ae568" style:font-size-asian="13pt" style:font-weight-asian="bold" style:font-size-complex="13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c52ac" officeooo:paragraph-rsid="005c52ac" style:font-size-asian="13pt" style:font-weight-asian="bold" style:font-size-complex="13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5f16f1" officeooo:paragraph-rsid="005f16f1" style:font-size-asian="13pt" style:font-weight-asian="bold" style:font-size-complex="13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0ce8c" officeooo:paragraph-rsid="0060ce8c" style:font-size-asian="13pt" style:font-weight-asian="bold" style:font-size-complex="13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2f3a0" officeooo:paragraph-rsid="0062f3a0" style:font-size-asian="13pt" style:font-weight-asian="bold" style:font-size-complex="13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2fff5" officeooo:paragraph-rsid="0062fff5" style:font-size-asian="13pt" style:font-weight-asian="bold" style:font-size-complex="13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40728" officeooo:paragraph-rsid="00640728" style:font-size-asian="13pt" style:font-weight-asian="bold" style:font-size-complex="13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5863d" officeooo:paragraph-rsid="0065863d" style:font-size-asian="13pt" style:font-weight-asian="bold" style:font-size-complex="13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6ffbe" officeooo:paragraph-rsid="0066ffbe" style:font-size-asian="13pt" style:font-weight-asian="bold" style:font-size-complex="13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7e273" officeooo:paragraph-rsid="0067e273" style:font-size-asian="13pt" style:font-weight-asian="bold" style:font-size-complex="13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9373d" officeooo:paragraph-rsid="0069373d" style:font-size-asian="13pt" style:font-weight-asian="bold" style:font-size-complex="13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b6c72" officeooo:paragraph-rsid="006b6c72" style:font-size-asian="13pt" style:font-weight-asian="bold" style:font-size-complex="13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beb4e" officeooo:paragraph-rsid="006beb4e" style:font-size-asian="13pt" style:font-weight-asian="bold" style:font-size-complex="13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db0d5" officeooo:paragraph-rsid="006db0d5" style:font-size-asian="13pt" style:font-weight-asian="bold" style:font-size-complex="13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6f23c6" officeooo:paragraph-rsid="006f23c6" style:font-size-asian="13pt" style:font-weight-asian="bold" style:font-size-complex="13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1060c" officeooo:paragraph-rsid="0071060c" style:font-size-asian="13pt" style:font-weight-asian="bold" style:font-size-complex="13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2af0e" officeooo:paragraph-rsid="0072af0e" style:font-size-asian="13pt" style:font-weight-asian="bold" style:font-size-complex="13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41eee" officeooo:paragraph-rsid="00741eee" style:font-size-asian="13pt" style:font-weight-asian="bold" style:font-size-complex="13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54d77" officeooo:paragraph-rsid="00754d77" style:font-size-asian="13pt" style:font-weight-asian="bold" style:font-size-complex="13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74729" officeooo:paragraph-rsid="00774729" style:font-size-asian="13pt" style:font-weight-asian="bold" style:font-size-complex="13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1c62" officeooo:paragraph-rsid="00791c62" style:font-size-asian="13pt" style:font-weight-asian="bold" style:font-size-complex="13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503b" officeooo:paragraph-rsid="0079503b" style:font-size-asian="13pt" style:font-weight-asian="bold" style:font-size-complex="13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fa8a" officeooo:paragraph-rsid="0079fa8a" style:font-size-asian="13pt" style:font-weight-asian="bold" style:font-size-complex="13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fa8a" officeooo:paragraph-rsid="007a008d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9fa8a" officeooo:paragraph-rsid="007a7222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a008d" officeooo:paragraph-rsid="007a008d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a008d" officeooo:paragraph-rsid="007a7222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a7222" officeooo:paragraph-rsid="007a7222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c21ca" officeooo:paragraph-rsid="007c21ca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cb172" officeooo:paragraph-rsid="007cb172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e9a24" officeooo:paragraph-rsid="007e9a24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7f0857" officeooo:paragraph-rsid="007f0857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1214b" officeooo:paragraph-rsid="0081214b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1214b" officeooo:paragraph-rsid="0081ea16" style:font-size-asian="13pt" style:font-weight-asian="bold" style:font-size-complex="13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1ea16" officeooo:paragraph-rsid="0081ea16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1ea16" officeooo:paragraph-rsid="008357db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357db" officeooo:paragraph-rsid="008357db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44b9f" officeooo:paragraph-rsid="00844b9f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63f5f" officeooo:paragraph-rsid="00863f5f" style:font-size-asian="13pt" style:font-weight-asian="bold" style:font-size-complex="13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80eed" officeooo:paragraph-rsid="00880eed" style:font-size-asian="13pt" style:font-weight-asian="bold" style:font-size-complex="13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a55a7" officeooo:paragraph-rsid="008a55a7" style:font-size-asian="13pt" style:font-weight-asian="bold" style:font-size-complex="13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c47f9" officeooo:paragraph-rsid="008c47f9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20e8" officeooo:paragraph-rsid="008d20e8" style:font-size-asian="13pt" style:font-weight-asian="bold" style:font-size-complex="13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f3d8" officeooo:paragraph-rsid="008df3d8" style:font-size-asian="13pt" style:font-weight-asian="bold" style:font-size-complex="13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f3d8" officeooo:paragraph-rsid="008e6d21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f3d8" officeooo:paragraph-rsid="0092c7ff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df3d8" officeooo:paragraph-rsid="0094333f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e6d21" officeooo:paragraph-rsid="008e6d21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8ffe4b" officeooo:paragraph-rsid="008ffe4b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15967" officeooo:paragraph-rsid="00915967" style:font-size-asian="13pt" style:font-weight-asian="bold" style:font-size-complex="13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2c7ff" officeooo:paragraph-rsid="0092c7ff" style:font-size-asian="13pt" style:font-weight-asian="bold" style:font-size-complex="13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2c7ff" officeooo:paragraph-rsid="0094333f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4333f" officeooo:paragraph-rsid="0094333f" style:font-size-asian="13pt" style:font-weight-asian="bold" style:font-size-complex="13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61dde" officeooo:paragraph-rsid="00961dde" style:font-size-asian="13pt" style:font-weight-asian="bold" style:font-size-complex="13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69dcd" officeooo:paragraph-rsid="00969dcd" style:font-size-asian="13pt" style:font-weight-asian="bold" style:font-size-complex="13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9562d" officeooo:paragraph-rsid="0099562d" style:font-size-asian="13pt" style:font-weight-asian="bold" style:font-size-complex="13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995b0" officeooo:paragraph-rsid="009995b0" style:font-size-asian="13pt" style:font-weight-asian="bold" style:font-size-complex="13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a2eb3" officeooo:paragraph-rsid="009a2eb3" style:font-size-asian="13pt" style:font-weight-asian="bold" style:font-size-complex="13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ad4a5" officeooo:paragraph-rsid="009ad4a5" style:font-size-asian="13pt" style:font-weight-asian="bold" style:font-size-complex="13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b26ac" officeooo:paragraph-rsid="009b26ac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c85b3" officeooo:paragraph-rsid="009c85b3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e63b7" officeooo:paragraph-rsid="009e63b7" style:font-size-asian="13pt" style:font-weight-asian="bold" style:font-size-complex="13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ef838" officeooo:paragraph-rsid="009ef838" style:font-size-asian="13pt" style:font-weight-asian="bold" style:font-size-complex="13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9f146a" officeooo:paragraph-rsid="009f146a" style:font-size-asian="13pt" style:font-weight-asian="bold" style:font-size-complex="13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0e820" officeooo:paragraph-rsid="00a0e820" style:font-size-asian="13pt" style:font-weight-asian="bold" style:font-size-complex="13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1cfe9" officeooo:paragraph-rsid="00a1cfe9" style:font-size-asian="13pt" style:font-weight-asian="bold" style:font-size-complex="13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3c6e4" officeooo:paragraph-rsid="00a3c6e4" style:font-size-asian="13pt" style:font-weight-asian="bold" style:font-size-complex="13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68432" officeooo:paragraph-rsid="00a68432" style:font-size-asian="13pt" style:font-weight-asian="bold" style:font-size-complex="13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0403" officeooo:paragraph-rsid="00a80403" style:font-size-asian="13pt" style:font-weight-asian="bold" style:font-size-complex="13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94b" officeooo:paragraph-rsid="00a8694b" style:font-size-asian="13pt" style:font-weight-asian="bold" style:font-size-complex="13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a75f8" officeooo:paragraph-rsid="00aa75f8" style:font-size-asian="13pt" style:font-weight-asian="bold" style:font-size-complex="13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b1565f" officeooo:paragraph-rsid="00b1565f" style:font-size-asian="13pt" style:font-weight-asian="bold" style:font-size-complex="13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b1d79b" officeooo:paragraph-rsid="00b1d79b" style:font-size-asian="13pt" style:font-weight-asian="bold" style:font-size-complex="13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style:font-name="FreeMono" fo:font-size="13pt" fo:language="en" fo:country="US" fo:font-weight="bold" style:font-size-asian="13pt" style:font-weight-asian="bold" style:font-size-complex="13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style:font-name="FreeMono" fo:font-size="13pt" fo:language="en" fo:country="US" fo:font-weight="bold" officeooo:paragraph-rsid="002f6b09" style:font-size-asian="13pt" style:font-weight-asian="bold" style:font-size-complex="13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style:font-name="FreeMono" fo:font-size="13pt" fo:language="ru" fo:country="RU" fo:font-weight="bold" officeooo:rsid="00412300" officeooo:paragraph-rsid="00412300" style:font-size-asian="13pt" style:font-weight-asian="bold" style:font-size-complex="13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style:font-name="FreeMono" fo:font-size="13pt" fo:language="ru" fo:country="RU" fo:font-weight="bold" officeooo:rsid="003bda31" officeooo:paragraph-rsid="003bda31" style:font-size-asian="13pt" style:font-weight-asian="bold" style:font-size-complex="13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FreeMono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d9142"/>
    </style:style>
    <style:style style:name="T4" style:family="text">
      <style:text-properties fo:language="ru" fo:country="RU" officeooo:rsid="00305743"/>
    </style:style>
    <style:style style:name="T5" style:family="text">
      <style:text-properties fo:language="ru" fo:country="RU" officeooo:rsid="0032394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officeooo:rsid="0022c6a5"/>
    </style:style>
    <style:style style:name="T9" style:family="text">
      <style:text-properties officeooo:rsid="00262a25"/>
    </style:style>
    <style:style style:name="T10" style:family="text">
      <style:text-properties officeooo:rsid="002661f6"/>
    </style:style>
    <style:style style:name="T11" style:family="text">
      <style:text-properties officeooo:rsid="002cdb36"/>
    </style:style>
    <style:style style:name="T12" style:family="text">
      <style:text-properties officeooo:rsid="002f6b09"/>
    </style:style>
    <style:style style:name="T13" style:family="text">
      <style:text-properties officeooo:rsid="0031305c"/>
    </style:style>
    <style:style style:name="T14" style:family="text">
      <style:text-properties officeooo:rsid="00323948"/>
    </style:style>
    <style:style style:name="T15" style:family="text">
      <style:text-properties officeooo:rsid="0032405d"/>
    </style:style>
    <style:style style:name="T16" style:family="text">
      <style:text-properties officeooo:rsid="00326ed0"/>
    </style:style>
    <style:style style:name="T17" style:family="text">
      <style:text-properties officeooo:rsid="0034de70"/>
    </style:style>
    <style:style style:name="T18" style:family="text">
      <style:text-properties officeooo:rsid="0035bfcd"/>
    </style:style>
    <style:style style:name="T19" style:family="text">
      <style:text-properties officeooo:rsid="00379994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3bda31"/>
    </style:style>
    <style:style style:name="T22" style:family="text">
      <style:text-properties officeooo:rsid="003d03ac"/>
    </style:style>
    <style:style style:name="T23" style:family="text">
      <style:text-properties officeooo:rsid="003d631a"/>
    </style:style>
    <style:style style:name="T24" style:family="text">
      <style:text-properties officeooo:rsid="00412300"/>
    </style:style>
    <style:style style:name="T25" style:family="text">
      <style:text-properties officeooo:rsid="00487257"/>
    </style:style>
    <style:style style:name="T26" style:family="text">
      <style:text-properties officeooo:rsid="004a972c"/>
    </style:style>
    <style:style style:name="T27" style:family="text">
      <style:text-properties officeooo:rsid="004c4d26"/>
    </style:style>
    <style:style style:name="T28" style:family="text">
      <style:text-properties officeooo:rsid="004cab7e"/>
    </style:style>
    <style:style style:name="T29" style:family="text">
      <style:text-properties officeooo:rsid="004e0bd5"/>
    </style:style>
    <style:style style:name="T30" style:family="text">
      <style:text-properties officeooo:rsid="00534aac"/>
    </style:style>
    <style:style style:name="T31" style:family="text">
      <style:text-properties officeooo:rsid="00566730"/>
    </style:style>
    <style:style style:name="T32" style:family="text">
      <style:text-properties officeooo:rsid="005c52ac"/>
    </style:style>
    <style:style style:name="T33" style:family="text">
      <style:text-properties officeooo:rsid="006223d6"/>
    </style:style>
    <style:style style:name="T34" style:family="text">
      <style:text-properties officeooo:rsid="0062f3a0"/>
    </style:style>
    <style:style style:name="T35" style:family="text">
      <style:text-properties officeooo:rsid="0062fff5"/>
    </style:style>
    <style:style style:name="T36" style:family="text">
      <style:text-properties officeooo:rsid="0065863d"/>
    </style:style>
    <style:style style:name="T37" style:family="text">
      <style:text-properties officeooo:rsid="006a7259"/>
    </style:style>
    <style:style style:name="T38" style:family="text">
      <style:text-properties officeooo:rsid="006db0d5"/>
    </style:style>
    <style:style style:name="T39" style:family="text">
      <style:text-properties officeooo:rsid="0079fa8a"/>
    </style:style>
    <style:style style:name="T40" style:family="text">
      <style:text-properties officeooo:rsid="007a008d"/>
    </style:style>
    <style:style style:name="T41" style:family="text">
      <style:text-properties officeooo:rsid="007a7222"/>
    </style:style>
    <style:style style:name="T42" style:family="text">
      <style:text-properties officeooo:rsid="007e9a24"/>
    </style:style>
    <style:style style:name="T43" style:family="text">
      <style:text-properties officeooo:rsid="0081ea16"/>
    </style:style>
    <style:style style:name="T44" style:family="text">
      <style:text-properties officeooo:rsid="008357db"/>
    </style:style>
    <style:style style:name="T45" style:family="text">
      <style:text-properties officeooo:rsid="00844b9f"/>
    </style:style>
    <style:style style:name="T46" style:family="text">
      <style:text-properties officeooo:rsid="008a55a7"/>
    </style:style>
    <style:style style:name="T47" style:family="text">
      <style:text-properties officeooo:rsid="008c47f9"/>
    </style:style>
    <style:style style:name="T48" style:family="text">
      <style:text-properties officeooo:rsid="008e6d21"/>
    </style:style>
    <style:style style:name="T49" style:family="text">
      <style:text-properties officeooo:rsid="008ffe4b"/>
    </style:style>
    <style:style style:name="T50" style:family="text">
      <style:text-properties officeooo:rsid="0094333f"/>
    </style:style>
    <style:style style:name="T51" style:family="text">
      <style:text-properties officeooo:rsid="00961dde"/>
    </style:style>
    <style:style style:name="T52" style:family="text">
      <style:text-properties officeooo:rsid="00a1cfe9"/>
    </style:style>
    <style:style style:name="T53" style:family="text">
      <style:text-properties officeooo:rsid="00ac243d"/>
    </style:style>
    <style:style style:name="T54" style:family="text">
      <style:text-properties officeooo:rsid="00afbe63"/>
    </style:style>
    <style:style style:name="T55" style:family="text">
      <style:text-properties officeooo:rsid="00b1565f"/>
    </style:style>
    <style:style style:name="T56" style:family="text">
      <style:text-properties officeooo:rsid="00b58e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>89649527547</text:p>
      <text:p text:style-name="P149">81985858391</text:p>
      <text:p text:style-name="P149"/>
      <text:p text:style-name="P8">Phantasy Star</text:p>
      <text:p text:style-name="P8"/>
      <text:p text:style-name="P8">Начало:</text:p>
      <text:p text:style-name="P8"/>
      <text:p text:style-name="P8">PHANTASY STAR <text:s text:c="8"/>BACKUP RAMPROGRAMMED BY <text:s text:c="9"/>NAKA YUJI</text:p>
      <text:p text:style-name="P8"/>
      <text:p text:style-name="P8">00 x C0</text:p>
      <text:p text:style-name="P11"/>
      <text:p text:style-name="P12"/>
      <text:p text:style-name="P8"><text:bookmark-start text:name="__DdeLink__1908_1598143770"/>100 - 1d7 - данные сохранёнки — <text:span text:style-name="T8">полное окно с рамкой. 12 строк по 18 байт. Буквы — 2 байта. Примеры: C010 F113</text:span><text:bookmark-end text:name="__DdeLink__1908_1598143770"/></text:p>
      <text:p text:style-name="P8"/>
      <text:p text:style-name="P10">F1 11 F2 11 F2 11 F2 11 F2 11 F2 11 F2 11 F2 11 F1 13 </text:p>
      <text:p text:style-name="P10">F3 11 C0 10 C0 10 C0 10 C0 10 C0 10 C0 10 C0 10 F3 13 </text:p>
      <text:p text:style-name="P10">F3 11 C2 10 C0 10 C0 10 C0 10 C0 10 C0 10 C0 10 F3 13 </text:p>
      <text:p text:style-name="P10">F3 11 C0 10 C0 10 C0 10 C0 10 C0 10 C0 10 C0 10 F3 13 </text:p>
      <text:p text:style-name="P10">F3 11 C3 10 C0 10 C0 10 C0 10 C0 10 C0 10 C0 10 F3 13 </text:p>
      <text:p text:style-name="P10">F3 11 C0 10 C0 10 C0 10 C0 10 C0 10 C0 10 C0 10 F3 13 </text:p>
      <text:p text:style-name="P10">F3 11 C4 10 C0 10 C0 10 C0 10 C0 10 C0 10 C0 10 F3 13 </text:p>
      <text:p text:style-name="P10">F3 11 C0 10 C0 10 C0 10 C0 10 C0 10 C0 10 C0 10 F3 13 </text:p>
      <text:p text:style-name="P10">F3 11 C5 10 C0 10 C0 10 C0 10 C0 10 C0 10 C0 10 F3 13 </text:p>
      <text:p text:style-name="P10">F3 11 C0 10 C0 10 C0 10 C0 10 C0 10 C0 10 C0 10 F3 13 </text:p>
      <text:p text:style-name="P10">F3 11 C6 10 C0 10 C0 10 C0 10 C0 10 C0 10 C0 10 F3 13 </text:p>
      <text:p text:style-name="P10">F1 15 F2 15 F2 15 F2 15 F2 15 F2 15 F2 15 F2 15 F1 17</text:p>
      <text:p text:style-name="P8"/>
      <text:p text:style-name="P8">//<text:span text:style-name="T55">first deleted</text:span></text:p>
      <text:p text:style-name="P148">F1 11 F2 11 F2 11 F2 11 F2 11 F2 11 F2 11 F2 11 F1 13 </text:p>
      <text:p text:style-name="P148">F3 11 C0 10 C0 10 C0 10 C0 10 C0 10 C0 10 C0 10 F3 13 </text:p>
      <text:p text:style-name="P148">F3 11 C2 10 C0 10 C0 10 C0 10 C0 10 C0 10 C0 10 F3 13 </text:p>
      <text:p text:style-name="P148">F3 11 C0 10 C0 10 C0 00 C0 00 C0 00 C0 00 C0 00 F3 13 </text:p>
      <text:p text:style-name="P148">F3 11 C3 10 C0 10 C1 10 C2 10 C3 10 C4 10 C5 10 F3 13 </text:p>
      <text:p text:style-name="P148">F3 11 C0 10 C0 10 C0 10 C0 10 C0 10 C0 10 C0 10 F3 13 </text:p>
      <text:p text:style-name="P148">F3 11 C4 10 C0 10 C0 10 C0 10 C0 10 C0 10 C0 10 F3 13 </text:p>
      <text:p text:style-name="P148">F3 11 C0 10 C0 10 C0 10 C0 10 C0 10 C0 10 C0 10 F3 13 </text:p>
      <text:p text:style-name="P148">F3 11 C5 10 C0 10 C0 10 C0 10 C0 10 C0 10 C0 10 F3 13 </text:p>
      <text:p text:style-name="P148">F3 11 C0 10 C0 10 C0 10 C0 10 C0 10 C0 10 C0 10 F3 13 </text:p>
      <text:p text:style-name="P148">F3 11 C6 10 C0 10 C0 10 C0 10 C0 10 C0 10 C0 10 F3 13 </text:p>
      <text:p text:style-name="P148">F1 15 F2 15 F2 15 F2 15 F2 15 F2 15 F2 15 F2 15 F1 17</text:p>
      <text:p text:style-name="P8"/>
      <text:p text:style-name="P9">12A: cc 10 cc 10 cc 10 cc 10 <text:s/>cc 10: AAAAA</text:p>
      <text:p text:style-name="P9">12A: cb 10 cb 10 cb 10 cb 10 <text:s/>cb 10: BBBBB</text:p>
      <text:p text:style-name="P8"/>
      <text:p text:style-name="P8"/>
      <text:p text:style-name="P141">2:</text:p>
      <text:p text:style-name="P141">013D - 0145: 10 -&gt; 00</text:p>
      <text:p text:style-name="P141">014E: название</text:p>
      <text:p text:style-name="P141">3:</text:p>
      <text:p text:style-name="P141">0153 - 0169: 10 -&gt; 00</text:p>
      <text:p text:style-name="P141">0172 – 017A: название</text:p>
      <text:p text:style-name="P141">4:</text:p>
      <text:p text:style-name="P141">0185 - 018D: 10 -&gt; 00</text:p>
      <text:p text:style-name="P141">0196 - 019E: название</text:p>
      <text:p text:style-name="P141"><text:soft-page-break/>5:</text:p>
      <text:p text:style-name="P141">01A9 - 01B1: 10 -&gt; 00</text:p>
      <text:p text:style-name="P141">01BA - 01C2: название</text:p>
      <text:p text:style-name="P141"/>
      <text:p text:style-name="P141"/>
      <text:p text:style-name="P141">при удалении слота 5 символов до названия слота приводятся к 10, в названии все 00 → 10, остальные → C0</text:p>
      <text:p text:style-name="P141"/>
      <text:p text:style-name="P142">игровые данные при удалении не стираются, так что, можно показывать что слот был удалён</text:p>
      <text:p text:style-name="P141"/>
      <text:p text:style-name="P141"/>
      <text:p text:style-name="P8"/>
      <text:p text:style-name="P8"/>
      <text:p text:style-name="P8"/>
      <text:p text:style-name="P140">20<text:span text:style-name="T54">1</text:span> — 01 1 игра</text:p>
      <text:p text:style-name="P140">20<text:span text:style-name="T54">2</text:span> — 01 2 игра</text:p>
      <text:p text:style-name="P8"/>
      <text:p text:style-name="P8"/>
      <text:p text:style-name="P8"><text:bookmark-start text:name="__DdeLink__347_401953193"/>401<text:bookmark-end text:name="__DdeLink__347_401953193"/>-402, 413-414 <text:tab/><text:tab/><text:bookmark-start text:name="__DdeLink__1953_1984034542"/>0006 → 1006 → 2006<text:bookmark-end text:name="__DdeLink__1953_1984034542"/> — передвинулся на шаг X</text:p>
      <text:p text:style-name="P8">405-406, 411-412<text:tab/><text:tab/><text:bookmark-start text:name="__DdeLink__1955_1984034542"/>0001 → 5001<text:bookmark-end text:name="__DdeLink__1955_1984034542"/> Y</text:p>
      <text:p text:style-name="P8"/>
      <text:p text:style-name="P8"/>
      <text:p text:style-name="P8">408-<text:span text:style-name="T11">409</text:span> — <text:span text:style-name="T11">номер </text:span>карт<text:span text:style-name="T11">ы. Например, </text:span><text:bookmark-start text:name="__DdeLink__1957_1984034542"/>00 00 — Палма, 04 04 — Каминит<text:bookmark-end text:name="__DdeLink__1957_1984034542"/></text:p>
      <text:p text:style-name="P8"/>
      <text:p text:style-name="P8">40A: направление в подземелье. По умолчанию 0. Поворот направо — 1. Наоборот — 2. Ещё — 3. Сохраняется после выхода</text:p>
      <text:p text:style-name="P8"/>
      <text:p text:style-name="P8"><text:bookmark-start text:name="__DdeLink__349_401953193"/>40C — 00 → 5e — номер комнаты в подземелье. <text:span text:style-name="T13">4 бита — X, 4 бита — Y. Max ширина 16x16</text:span></text:p>
      <text:p text:style-name="P8">Примечание: после загрузки сохранения открытые двери снова закрыты.</text:p>
      <text:p text:style-name="P8"/>
      <text:p text:style-name="P8">40D <text:span text:style-name="T11">00</text:span><text:bookmark-start text:name="__DdeLink__351_401953193"/> → 0<text:span text:style-name="T11">2</text:span> вошёл в подземелье медузы<text:bookmark-end text:name="__DdeLink__351_401953193"/>. <text:span text:style-name="T11">Возможно это указатель на подземелье</text:span></text:p>
      <text:p text:style-name="P8"/>
      <text:p text:style-name="P8">415-416: 00 0d → 02 0b — вошёл в подземелье Каминита</text:p>
      <text:p text:style-name="P8"><text:tab/><text:tab/><text:tab/> <text:s text:c="2"/>04 0<text:span text:style-name="T6">b – </text:span><text:span text:style-name="T2">пещера Медузы</text:span></text:p>
      <text:p text:style-name="P8"><text:span text:style-name="T2"><text:s text:c="17"/>00 0</text:span><text:span text:style-name="T6">d – </text:span><text:span text:style-name="T2">Каминит, может что-то ещё</text:span></text:p>
      <text:p text:style-name="P8"/>
      <text:p text:style-name="P8"/>
      <text:p text:style-name="P14"><text:bookmark-start text:name="__DdeLink__1961_1984034542"/>Camineet <text:span text:style-name="T11">Warehouse</text:span><text:bookmark-end text:name="__DdeLink__1961_1984034542"/></text:p>
      <text:p text:style-name="P14">040D: 00 -&gt; 02 — вероятно тоже относится к номеру комнаты</text:p>
      <text:p text:style-name="P14">0415: 00 -&gt; 02 - ??? <text:span text:style-name="T21">(Green)</text:span></text:p>
      <text:p text:style-name="P14">0416: 0D -&gt; 0B - ???</text:p>
      <text:p text:style-name="P20"><text:bookmark-start text:name="__DdeLink__1959_1984034542"/>Medusa's Cave<text:bookmark-end text:name="__DdeLink__1959_1984034542"/></text:p>
      <text:p text:style-name="P20">040D: 02 -&gt; 00 — меняется только в подземелье</text:p>
      <text:p text:style-name="P20">0415: 00 -&gt; 04 <text:span text:style-name="T21">(Blue)</text:span></text:p>
      <text:p text:style-name="P20">0416: 0D -&gt; 0B</text:p>
      <text:p text:style-name="P30">Scion Cave</text:p>
      <text:p text:style-name="P30">040D: 02 -&gt; 13</text:p>
      <text:p text:style-name="P30">0415: 00 -&gt; 04</text:p>
      <text:p text:style-name="P30">0416: 0D -&gt; 0B</text:p>
      <text:p text:style-name="P34">#2</text:p>
      <text:p text:style-name="P34"><text:soft-page-break/>040D: 13 -&gt; 12 — ID подземелья??????</text:p>
      <text:p text:style-name="P39">#3</text:p>
      <text:p text:style-name="P39">040D: 12 -&gt; 11</text:p>
      <text:p text:style-name="P43">#4</text:p>
      <text:p text:style-name="P43">040D: 11 -&gt; 10</text:p>
      <text:p text:style-name="P46">Naula Cave</text:p>
      <text:p text:style-name="P46">040D: 10 -&gt; 13</text:p>
      <text:p text:style-name="P46">0415: 00 -&gt; 04 <text:span text:style-name="T21">(Blue)</text:span></text:p>
      <text:p text:style-name="P46">0416: 0D -&gt; 0B</text:p>
      <text:p text:style-name="P48">#2</text:p>
      <text:p text:style-name="P48">040D: 13 -&gt; 12</text:p>
      <text:p text:style-name="P49">Governor“s Entrance</text:p>
      <text:p text:style-name="P49">040D: 12 -&gt; 21</text:p>
      <text:p text:style-name="P49">0415: 04 -&gt; 06 (Yellow)</text:p>
      <text:p text:style-name="P47">0416: 0D -&gt; 0B</text:p>
      <text:p text:style-name="P50">Naharu Cave</text:p>
      <text:p text:style-name="P50">040D: 21 -&gt; 1E</text:p>
      <text:p text:style-name="P50">0415: 00 -&gt; 07 (Pink)</text:p>
      <text:p text:style-name="P50">0416: 0D -&gt; 0B</text:p>
      <text:p text:style-name="P51">#2</text:p>
      <text:p text:style-name="P51">040D: 1E -&gt; 1D</text:p>
      <text:p text:style-name="P53">Gothic Passage</text:p>
      <text:p text:style-name="P53">040D: 1D -&gt; 00</text:p>
      <text:p text:style-name="P53">0415: 00 -&gt; 04 (Blue)</text:p>
      <text:p text:style-name="P53">0416: 0D -&gt; 0B</text:p>
      <text:p text:style-name="P53">Gothic</text:p>
      <text:p text:style-name="P53">0415: 04 -&gt; 00</text:p>
      <text:p text:style-name="P53">0416: 0B -&gt; 0D</text:p>
      <text:p text:style-name="P54">Triada Prison</text:p>
      <text:p text:style-name="P54">040D: 00 -&gt; 01</text:p>
      <text:p text:style-name="P54">0415: 00 -&gt; 05 (Light Blue)</text:p>
      <text:p text:style-name="P54">0416: 0D -&gt; 0B</text:p>
      <text:p text:style-name="P58">Bortevo</text:p>
      <text:p text:style-name="P58">0409: 07 -&gt; 0B</text:p>
      <text:p text:style-name="P59">Bortevo Passage</text:p>
      <text:p text:style-name="P59">040D: 00 -&gt; 16</text:p>
      <text:p text:style-name="P59">0415: 00 -&gt; 04</text:p>
      <text:p text:style-name="P59">0416: 0D -&gt; 0B</text:p>
      <text:p text:style-name="P61">Abion Warehouse</text:p>
      <text:p text:style-name="P61">040D: 16 -&gt; 02</text:p>
      <text:p text:style-name="P61">0415: 00 -&gt; 02 (Light Green)</text:p>
      <text:p text:style-name="P61">0416: 0D -&gt; 0B</text:p>
      <text:p text:style-name="P63">Dr. Mad</text:p>
      <text:p text:style-name="P63">040D: 02 -&gt; 15</text:p>
      <text:p text:style-name="P63">0415: 00 -&gt; 03 <text:span text:style-name="T28">(Blue?)</text:span></text:p>
      <text:p text:style-name="P63">0416: 0D -&gt; 0B</text:p>
      <text:p text:style-name="P64">Medusa's Tower <text:span text:style-name="T29">#2</text:span></text:p>
      <text:p text:style-name="P64">040D: 16 -&gt; 04</text:p>
      <text:p text:style-name="P64">0415: 00 -&gt; 01 (Light Red, Pink, Orange???)</text:p>
      <text:p text:style-name="P64">0416: 0D -&gt; 0B</text:p>
      <text:p text:style-name="P64">0417: 03 -&gt; 02</text:p>
      <text:p text:style-name="P65">#1</text:p>
      <text:p text:style-name="P65">040D: 04 -&gt; 03</text:p>
      <text:p text:style-name="P69">#3</text:p>
      <text:p text:style-name="P69">040D: 03 -&gt; 05</text:p>
      <text:p text:style-name="P70">#4</text:p>
      <text:p text:style-name="P70"><text:soft-page-break/>040D: 03 -&gt; 06</text:p>
      <text:p text:style-name="P71">#5</text:p>
      <text:p text:style-name="P71">040D: 06 -&gt; 07</text:p>
      <text:p text:style-name="P72">#6</text:p>
      <text:p text:style-name="P72">040D: 07 -&gt; 08</text:p>
      <text:p text:style-name="P72">#7</text:p>
      <text:p text:style-name="P72">040D: 08 -&gt; 09</text:p>
      <text:p text:style-name="P73">#8</text:p>
      <text:p text:style-name="P73">040D: 08 -&gt; 0A</text:p>
      <text:p text:style-name="P75">Casba Cave</text:p>
      <text:p text:style-name="P75">040D: 0A -&gt; 27</text:p>
      <text:p text:style-name="P75">0415: 00 -&gt; 07 (Pink)</text:p>
      <text:p text:style-name="P75">0416: 0D -&gt; 0B</text:p>
      <text:p text:style-name="P75">#2</text:p>
      <text:p text:style-name="P75">040D: 27 -&gt; 26</text:p>
      <text:p text:style-name="P75">#3</text:p>
      <text:p text:style-name="P75">040D: 26 -&gt; 25</text:p>
      <text:p text:style-name="P77">Casba</text:p>
      <text:p text:style-name="P77">040D: 25 -&gt; 27</text:p>
      <text:p text:style-name="P77">0415: 07 -&gt; 00</text:p>
      <text:p text:style-name="P77">0416: 0B -&gt; 0D</text:p>
      <text:p text:style-name="P46">Forgotten Tower</text:p>
      <text:p text:style-name="P80">040D: 27 -&gt; 17</text:p>
      <text:p text:style-name="P80">0415: 00 -&gt; 02</text:p>
      <text:p text:style-name="P80">0416: 0D -&gt; 0B</text:p>
      <text:p text:style-name="P80">#2</text:p>
      <text:p text:style-name="P80">040D: 17 -&gt; 18</text:p>
      <text:p text:style-name="P85">#3</text:p>
      <text:p text:style-name="P85">040D: 18 -&gt; 19</text:p>
      <text:p text:style-name="P85">#4</text:p>
      <text:p text:style-name="P85">040D: 19 -&gt; 1A</text:p>
      <text:p text:style-name="P85">#5</text:p>
      <text:p text:style-name="P85">040D: 1A -&gt; 1B</text:p>
      <text:p text:style-name="P87">Drasgow Warehouse</text:p>
      <text:p text:style-name="P87">040D: 1B -&gt; 15</text:p>
      <text:p text:style-name="P87">0415: 00 -&gt; 03</text:p>
      <text:p text:style-name="P87">0416: 0D -&gt; 0B</text:p>
      <text:p text:style-name="P88">Tajima“s Cave</text:p>
      <text:p text:style-name="P88">040D: 15 -&gt; 24</text:p>
      <text:p text:style-name="P88">0415: 03 -&gt; 07 (Pink?)</text:p>
      <text:p text:style-name="P89">#2</text:p>
      <text:p text:style-name="P89">040D: 24 -&gt; 23</text:p>
      <text:p text:style-name="P91">#3</text:p>
      <text:p text:style-name="P91">040D: 23 -&gt; 22</text:p>
      <text:p text:style-name="P96">Skure Entrance</text:p>
      <text:p text:style-name="P96">040D: 22 -&gt; 28</text:p>
      <text:p text:style-name="P96">0415: 00 -&gt; 0A (Light Blue)</text:p>
      <text:p text:style-name="P96">0416: 0D -&gt; 0B</text:p>
      <text:p text:style-name="P98">Dezorian Cavern 1</text:p>
      <text:p text:style-name="P98">040D: 28 -&gt; 2F</text:p>
      <text:p text:style-name="P98">0415: 00 -&gt; 09 (Light Blue/Black)</text:p>
      <text:p text:style-name="P98">0416: 0D -&gt; 0B</text:p>
      <text:p text:style-name="P100">Dezorian Cavern <text:span text:style-name="T41">2</text:span></text:p>
      <text:p text:style-name="P100">040D: 28 -&gt; 2F</text:p>
      <text:p text:style-name="P100">0415: 00 -&gt; 09 (Light Blue/Black)</text:p>
      <text:p text:style-name="P100">0416: 0D -&gt; 0B</text:p>
      <text:p text:style-name="P100"><text:soft-page-break/>Dezorian Cavern <text:span text:style-name="T41">3</text:span></text:p>
      <text:p text:style-name="P100">040D: <text:span text:style-name="T41">30 -&gt; 32</text:span></text:p>
      <text:p text:style-name="P100">0415: 00 -&gt; 09 (Light Blue/Black)</text:p>
      <text:p text:style-name="P100">0416: 0D -&gt; 0B</text:p>
      <text:p text:style-name="P100">Dezorian Cavern <text:span text:style-name="T41">4</text:span></text:p>
      <text:p text:style-name="P103">040D: 32 -&gt; 31</text:p>
      <text:p text:style-name="P104">Twintown Entrance</text:p>
      <text:p text:style-name="P104">040D: 31 -&gt; 28</text:p>
      <text:p text:style-name="P104">0415: 00 -&gt; 0A</text:p>
      <text:p text:style-name="P104">0416: 0D -&gt; 0B</text:p>
      <text:p text:style-name="P106">Aero Prism Cave</text:p>
      <text:p text:style-name="P106">040D: 31 -&gt; 3A</text:p>
      <text:p text:style-name="P106">0415: 00 -&gt; 0A</text:p>
      <text:p text:style-name="P106">0416: 0D -&gt; 0B</text:p>
      <text:p text:style-name="P108">Guaron Morgue</text:p>
      <text:p text:style-name="P108">040D: 2A</text:p>
      <text:p text:style-name="P108">0415: 00 -&gt; 0A</text:p>
      <text:p text:style-name="P108">0416: 0D -&gt; 0B</text:p>
      <text:p text:style-name="P108">#2</text:p>
      <text:p text:style-name="P108">040D: 2A -&gt; 29</text:p>
      <text:p text:style-name="P110">Dezorian Cavern 5</text:p>
      <text:p text:style-name="P110">040D: 2A -&gt; 30</text:p>
      <text:p text:style-name="P110">0415: 0A -&gt; 09</text:p>
      <text:p text:style-name="P109">0416: 0D -&gt; 0B</text:p>
      <text:p text:style-name="P110">#2</text:p>
      <text:p text:style-name="P110">040D: 30 -&gt; 2F</text:p>
      <text:p text:style-name="P110">Corona Tower</text:p>
      <text:p text:style-name="P110">040D: 2F -&gt; 2B</text:p>
      <text:p text:style-name="P110">0415: 09 -&gt; 08 (Red)</text:p>
      <text:p text:style-name="P109">0416: 0D -&gt; 0B</text:p>
      <text:p text:style-name="P111">#2</text:p>
      <text:p text:style-name="P112">040D: 2B -&gt; 2C</text:p>
      <text:p text:style-name="P112">#3</text:p>
      <text:p text:style-name="P113">040D: 2C -&gt; 2D</text:p>
      <text:p text:style-name="P115">#4</text:p>
      <text:p text:style-name="P115">040D: 2D -&gt; 2E</text:p>
      <text:p text:style-name="P115">Laconian Shield Cave</text:p>
      <text:p text:style-name="P115">040D: 2E -&gt; 34</text:p>
      <text:p text:style-name="P115">0415: 08 -&gt; 09</text:p>
      <text:p text:style-name="P115">0541: 6E -&gt; 4C</text:p>
      <text:p text:style-name="P116">#2</text:p>
      <text:p text:style-name="P117">040D: 34 -&gt; 33</text:p>
      <text:p text:style-name="P117">#3</text:p>
      <text:p text:style-name="P117">040D: 33 -&gt; 32</text:p>
      <text:p text:style-name="P117">#4</text:p>
      <text:p text:style-name="P117">31</text:p>
      <text:p text:style-name="P117">#5</text:p>
      <text:p text:style-name="P117">30</text:p>
      <text:p text:style-name="P117">#6</text:p>
      <text:p text:style-name="P116">040D: 34 -&gt; 2F</text:p>
      <text:p text:style-name="P119">Baya Malay Prison</text:p>
      <text:p text:style-name="P119">040D: 00 -&gt; 14</text:p>
      <text:p text:style-name="P119">0415: 00 -&gt; 03</text:p>
      <text:p text:style-name="P119">0416: 0D -&gt; 0B</text:p>
      <text:p text:style-name="P119">Baya Malay Prison (jail)</text:p>
      <text:p text:style-name="P119">040D: 14 -&gt; 15</text:p>
      <text:p text:style-name="P119"><text:soft-page-break/>Baya Malay Cave</text:p>
      <text:p text:style-name="P119">040D: 15 -&gt; 00</text:p>
      <text:p text:style-name="P119">0415: 03 -&gt; 04 (Blue - dark)</text:p>
      <text:p text:style-name="P120">Baya Malay <text:span text:style-name="T48">(0)</text:span></text:p>
      <text:p text:style-name="P123">040D: 00 -&gt; 0B</text:p>
      <text:p text:style-name="P123">0415: 04 -&gt; 01 (orange/red)</text:p>
      <text:p text:style-name="P122">Baya Malay <text:span text:style-name="T48">(1)</text:span></text:p>
      <text:p text:style-name="P127">040D: 0B -&gt; 0C</text:p>
      <text:p text:style-name="P121">Baya Malay <text:span text:style-name="T48">(2)</text:span></text:p>
      <text:p text:style-name="P126">040D: 0<text:span text:style-name="T50">C</text:span> -&gt; 0<text:span text:style-name="T50">D</text:span></text:p>
      <text:p text:style-name="P132">3</text:p>
      <text:p text:style-name="P132">040D: 0D -&gt; 0E</text:p>
      <text:p text:style-name="P133">4</text:p>
      <text:p text:style-name="P133">040D: 0E -&gt; 0F</text:p>
      <text:p text:style-name="P128">-<text:span text:style-name="T51">1</text:span></text:p>
      <text:p text:style-name="P129">040D: 0B -&gt; 0A</text:p>
      <text:p text:style-name="P120">-<text:span text:style-name="T51">2</text:span></text:p>
      <text:p text:style-name="P129">040D: 0A -&gt; 09</text:p>
      <text:p text:style-name="P120">-<text:span text:style-name="T51">3</text:span></text:p>
      <text:p text:style-name="P129">040D: 09 -&gt; 08</text:p>
      <text:p text:style-name="P134">Air Castle</text:p>
      <text:p text:style-name="P134">0415: 01 -&gt; 00</text:p>
      <text:p text:style-name="P134">0416: 0B -&gt; 0D</text:p>
      <text:p text:style-name="P134">Air Castle #1</text:p>
      <text:p text:style-name="P134">040D: 0F -&gt; 39</text:p>
      <text:p text:style-name="P134">0415: 00 -&gt; 06 (Gold/Yellow)</text:p>
      <text:p text:style-name="P134">0416: 0D -&gt; 0B</text:p>
      <text:p text:style-name="P134">#2</text:p>
      <text:p text:style-name="P134">040D: 39 -&gt; 38</text:p>
      <text:p text:style-name="P134">#3</text:p>
      <text:p text:style-name="P134">040D: 38 -&gt; 37</text:p>
      <text:p text:style-name="P134">#4</text:p>
      <text:p text:style-name="P134">040D: 37 -&gt; 36</text:p>
      <text:p text:style-name="P134">#5</text:p>
      <text:p text:style-name="P134">040D: 36 -&gt; 35</text:p>
      <text:p text:style-name="P137">Governor's Palace #1</text:p>
      <text:p text:style-name="P137">040D: 39 -&gt; 21</text:p>
      <text:p text:style-name="P137">#2</text:p>
      <text:p text:style-name="P137">20</text:p>
      <text:p text:style-name="P138">#3</text:p>
      <text:p text:style-name="P138">1F</text:p>
      <text:p text:style-name="P138"/>
      <text:p text:style-name="P139">после победы Dark Faltz выводится окно и тут же закрывается</text:p>
      <text:p text:style-name="P137"/>
      <text:p text:style-name="P46"/>
      <text:p text:style-name="P78">040E: <text:bookmark-start text:name="__DdeLink__1964_1984034542"/>00 -&gt; 08 — на катере, 04 — вездеход, <text:span text:style-name="T56">0C - ледобур</text:span><text:bookmark-end text:name="__DdeLink__1964_1984034542"/></text:p>
      <text:p text:style-name="P46"/>
      <text:p text:style-name="P79">040F: 00...03 — может какая-то анимация??? Это точно не координаты и точно не направление движения.</text:p>
      <text:p text:style-name="P79">0410: 00...03 — тоже что-то динамическое <text:span text:style-name="T33">не всегда совпадает с 40F</text:span></text:p>
      <text:p text:style-name="P79"/>
      <text:p text:style-name="P79"/>
      <text:p text:style-name="P79"/>
      <text:p text:style-name="P79"/>
      <text:p text:style-name="P79"/>
      <text:p text:style-name="P46"><text:soft-page-break/></text:p>
      <text:p text:style-name="P8">417 (01 вместо 00) — Посетил церковь Каминита</text:p>
      <text:p text:style-name="P150"><text:tab/>04 – <text:span text:style-name="T2">церковь Пасео</text:span><text:bookmark-end text:name="__DdeLink__349_401953193"/></text:p>
      <text:p text:style-name="P152">0417: 00 -&gt; 02 Gothic</text:p>
      <text:p text:style-name="P61">0417: 02 -&gt; 03 Loar</text:p>
      <text:p text:style-name="P74">0417: 02 -&gt; 05 Uzo</text:p>
      <text:p text:style-name="P77">0417: 05 -&gt; 06 Casba</text:p>
      <text:p text:style-name="P97">0417: 06 -&gt; 08 Skure</text:p>
      <text:p text:style-name="P105">0417: 08 -&gt; 07 Twintown</text:p>
      <text:p text:style-name="P105"/>
      <text:p text:style-name="P105"/>
      <text:p text:style-name="P105"/>
      <text:p text:style-name="P8"><text:bookmark-start text:name="__DdeLink__1966_1984034542"/>500 - Алиса</text:p>
      <text:p text:style-name="P8">01 10 00 00</text:p>
      <text:p text:style-name="P8">01 <text:span text:style-name="T1">05</text:span> 00 <text:span text:style-name="T1">04</text:span> — текущих жизней 5, опыт 4, </text:p>
      <text:p text:style-name="P8">01 10 00 10 00 01 10 00 <text:s/>0c 0d</text:p>
      <text:p text:style-name="P8">01 <text:span text:style-name="T1">14</text:span> 00 <text:span text:style-name="T1">14</text:span> 00 <text:span text:style-name="T1">02 14</text:span> 00 <text:s/><text:span text:style-name="T1">0e 10</text:span></text:p>
      <text:p text:style-name="P154">текущих жизней 14h, опыт 14h, уровень 2, макс.жизнь 14h, атака 0Eh, защита 10h</text:p>
      <text:p text:style-name="P154">01 19 00 32 00 03 19 00 <text:s/>2b 2b 08 10 1c 00 00 00</text:p>
      <text:p text:style-name="P154">01 22 04 69 00 04 22 04 <text:s/>2d 49 08 15 1c 00 01 01</text:p>
      <text:p text:style-name="P154">живёт (01), текущих жизней 22h, мана 4, опыт 6900h, уровень 4, макс.жизнь 22h, атака 2dh, защита 49h, одеты: карбоновый меч (08), титановая кольчуга (15), карбоновый щит (1c), ?????, <text:s text:c="2"/>заклинания : 01 01 (лечение, лечение)</text:p>
      <text:p text:style-name="P154">далее ещё 3 аналогичные записи, по 16 байт каждая</text:p>
      <text:p text:style-name="P154"/>
      <text:p text:style-name="P1">DA — HP</text:p>
      <text:p text:style-name="P1">38 — Atk.</text:p>
      <text:p text:style-name="P1">78 — Def.</text:p>
      <text:p text:style-name="P1">20 — MP</text:p>
      <text:p text:style-name="P1">18F6 (F618) — Exp.</text:p>
      <text:p text:style-name="P1">05 — Боевые заклинания</text:p>
      <text:p text:style-name="P7">02 — Мирные заклинания</text:p>
      <text:p text:style-name="P154"><text:bookmark-end text:name="__DdeLink__1966_1984034542"/></text:p>
      <text:p text:style-name="P154"/>
      <text:p text:style-name="P154"/>
      <text:p text:style-name="P8">540</text:p>
      <text:p text:style-name="P43">Это характеристики последних убитых монстров — HP, ATP, DFP. Можно смело игнорировать</text:p>
      <text:p text:style-name="P8">00 00 00 00 00 00 00 00 <text:s/>00 00 — города???</text:p>
      <text:p text:style-name="P8">00 00 00 00 00 00 0c 00 <text:s/>0e 0c</text:p>
      <text:p text:style-name="P8">вроде как спонтанно меняется на 000000</text:p>
      <text:p text:style-name="P8">01 08 00 00 00 00 08 00 <text:s/>0d 09 — палма</text:p>
      <text:p text:style-name="P8">01 0c 00 00 00 00 0c 00 <text:s/>0e 0c — в подземелье Каминита</text:p>
      <text:p text:style-name="P8">00 00 00 00 00 00 12 00 <text:s/>16 12 - Сион</text:p>
      <text:p text:style-name="P150">00 00 00 00 00 00 0b 0c <text:s/>0a 00 – <text:span text:style-name="T2">Пещера медузы до Тайлона</text:span></text:p>
      <text:p text:style-name="P150"><text:span text:style-name="T2">00 00 00 00 00 00 0</text:span>0<text:span text:style-name="T2"> 0</text:span>0<text:span text:style-name="T2"> <text:s/>0</text:span>0<text:span text:style-name="T2"> 00 – Пещера медузы после Тайлона</text:span></text:p>
      <text:p text:style-name="P150"><text:span text:style-name="T2">00 00 00 00 00 00 12 12 <text:s/>0</text:span>d<text:span text:style-name="T2"> 00 – Пещера медузы взял компас</text:span></text:p>
      <text:p text:style-name="P8"/>
      <text:p text:style-name="P16">Palma, Shion, Camineet</text:p>
      <text:p text:style-name="P16">0540: 00 00 00 00 00 00 00 00 00 00 00 00 00 00 00 00</text:p>
      <text:p text:style-name="P16">0550: 00 00 00 00 00 00 00 00 00 00 00 00 00 00 00 00</text:p>
      <text:p text:style-name="P16"/>
      <text:p text:style-name="P15">Parolit</text:p>
      <text:p text:style-name="P16">0540: 01 08 00 00 00 00 08 00 0D 09 00 00 00 00 00 00</text:p>
      <text:p text:style-name="P16"><text:soft-page-break/>0550: 01 08 00 00 00 00 08 00 0D 09 00 00 00 00 00 00</text:p>
      <text:p text:style-name="P19">После покупки амулета всё сбросилось в 0</text:p>
      <text:p text:style-name="P19"/>
      <text:p text:style-name="P21">Medusa's Cave</text:p>
      <text:p text:style-name="P21">После взятия сундука 00000 сменились на:</text:p>
      <text:p text:style-name="P21">0540: 00 00 00 00 00 00 12 00 12 0D 00 00 00 00 00 00</text:p>
      <text:p text:style-name="P21">0550: 00 00 00 00 00 00 12 00 12 0D 00 00 00 00 00 00</text:p>
      <text:p text:style-name="P21">0560: 00 00 00 00 00 00 12 00 12 0D 00 00 00 00 00 00</text:p>
      <text:p text:style-name="P21">0570: 00 00 00 00 00 00 12 00 12 0D 00 00 00 00 00 00</text:p>
      <text:p text:style-name="P21">взял второй сундук</text:p>
      <text:p text:style-name="P21">0540: 00 00 00 00 00 00 0B 00 0C 0A 00 00 00 00 00 00</text:p>
      <text:p text:style-name="P24">пришёл к Тайлону — всё по нулям</text:p>
      <text:p text:style-name="P26">взял компас</text:p>
      <text:p text:style-name="P26">0540: 00 00 00 00 00 00 12 00 12 0D 00 00 00 00 00 00</text:p>
      <text:p text:style-name="P26">05<text:span text:style-name="T13">5</text:span>0: 00 00 00 00 00 00 12 00 12 0D 00 00 00 00 00 00</text:p>
      <text:p text:style-name="P26">05<text:span text:style-name="T13">6</text:span>0: 00 00 00 00 00 00 12 00 12 0D 00 00 00 00 00 00</text:p>
      <text:p text:style-name="P26">05<text:span text:style-name="T13">7</text:span>0: 00 00 00 00 00 00 12 00 12 0D 00 00 00 00 00 00</text:p>
      <text:p text:style-name="P27">Встал у входа</text:p>
      <text:p text:style-name="P26">0580: 00 00 00 00 00 00 12 00 12 0D 00 00 00 00 00 00</text:p>
      <text:p text:style-name="P26">05<text:span text:style-name="T13">9</text:span>0: 00 00 00 00 00 00 12 00 12 0D 00 00 00 00 00 00</text:p>
      <text:p text:style-name="P30">Scion Cave</text:p>
      <text:p text:style-name="P30">0540: 00 00 00 00 00 00 2A 00 2A 28 00 00 00 00 00 00</text:p>
      <text:p text:style-name="P30">0550: 00 00 00 00 00 00 2A 00 2A 28 00 00 00 00 00 00</text:p>
      <text:p text:style-name="P30">0560: 00 00 00 00 00 00 2A 00 2A 28 00 00 00 00 00 00</text:p>
      <text:p text:style-name="P31">Взял колу</text:p>
      <text:p text:style-name="P17">0540: 00 00 00 00 00 00 00 00 00 00 00 00 00 00 00 00</text:p>
      <text:p text:style-name="P17">0550: 00 00 00 00 00 00 00 00 00 00 00 00 00 00 00 00</text:p>
      <text:p text:style-name="P17">05<text:span text:style-name="T16">6</text:span>0: 00 00 00 00 00 00 00 00 00 00 00 00 00 00 00 00</text:p>
      <text:p text:style-name="P34">Взял 20 месет</text:p>
      <text:p text:style-name="P34">0540: 00 00 00 00 00 00 1C 00 24 23 00 00 00 00 00 00</text:p>
      <text:p text:style-name="P34">0550: 00 00 00 00 00 00 1C 00 24 23 00 00 00 00 00 00</text:p>
      <text:p text:style-name="P34">Пустой сундук</text:p>
      <text:p text:style-name="P18">0540: 00 00 00 00 00 00 00 00 00 00 00 00 00 00 00 00</text:p>
      <text:p text:style-name="P18">0550: 00 00 00 00 00 00 00 00 00 00 00 00 00 00 00 00</text:p>
      <text:p text:style-name="P35">Пустой сундук</text:p>
      <text:p text:style-name="P37">0540: 00 00 00 00 00 00 32 00 25 23 00 00 00 00 00 00 -&gt; 00 00 00 00 00 00 1E 00 2B 24 00 00 00 00 00 00</text:p>
      <text:p text:style-name="P37">0550: 00 00 00 00 00 00 32 00 25 23 00 00 00 00 00 00 -&gt; 00 00 00 00 00 00 00 00 00 00 00 00 00 00 00 00</text:p>
      <text:p text:style-name="P39">Cola (24)</text:p>
      <text:p text:style-name="P39">0540: 00 00 00 00 00 00 1E 00 2B 24 00 00 00 00 00 00 -&gt; 00 00 00 00 00 00 1C 00 24 23 00 00 00 00 00 00</text:p>
      <text:p text:style-name="P39">50 meset</text:p>
      <text:p text:style-name="P39">0550: 00 00 00 00 00 00 00 00 00 00 00 00 00 00 00 00 -&gt; 00 00 00 00 00 00 1C 00 24 23 00 00 00 00 00 00</text:p>
      <text:p text:style-name="P39">0560: 00 00 00 00 00 00 00 00 00 00 00 00 00 00 00 00 -&gt; 00 00 00 00 00 00 1C 00 24 23 00 00 00 00 00 00</text:p>
      <text:p text:style-name="P39">20 meset</text:p>
      <text:p text:style-name="P39">0000</text:p>
      <text:p text:style-name="P39">0000</text:p>
      <text:p text:style-name="P42">20 meset“</text:p>
      <text:p text:style-name="P40">0550: 00 00 00 00 00 00 1C 00 24 23 00 00 00 00 00 00</text:p>
      <text:p text:style-name="P43">burger</text:p>
      <text:p text:style-name="P43">0540: 00 00 00 00 00 00 1C 00 24 23 00 00 00 00 00 00 -&gt; 00 00 00 00 00 00 32 00 <text:span text:style-name="T20">25</text:span> 23 00 00 00 00 00 00</text:p>
      <text:p text:style-name="P43"><text:soft-page-break/>0550: 00 00 00 00 00 00 1C 00 24 23 00 00 00 00 00 00 -&gt; 00 00 00 00 00 00 32 00 25 23 00 00 00 00 00 00</text:p>
      <text:p text:style-name="P43">0560: 00 00 00 00 00 00 00 00 00 00 00 00 00 00 00 00 -&gt; 00 00 00 00 00 00 32 00 25 23 00 00 00 00 00 00</text:p>
      <text:p text:style-name="P43">iron fang — вероятно это противники</text:p>
      <text:p text:style-name="P43">0540: 00 00 00 00 00 00 32 00 25 23 00 00 00 00 00 00 -&gt; 00 00 00 00 00 00 35 00 3A 29 00 00 00 00 00 00</text:p>
      <text:p text:style-name="P43">0550: 00 00 00 00 00 00 32 00 25 23 00 00 00 00 00 00 -&gt; 00 00 00 00 00 00 35 00 3A 29 00 00 00 00 00 00</text:p>
      <text:p text:style-name="P43">0560: 00 00 00 00 00 00 32 00 25 23 00 00 00 00 00 00 -&gt; 00 00 00 00 00 00 35 00 3A 29 00 00 00 00 00 00</text:p>
      <text:p text:style-name="P43">0570: 00 00 00 00 00 00 00 00 00 00 00 00 00 00 00 00 -&gt; 00 00 00 00 00 00 35 00 3A 29 00 00 00 00 00 00</text:p>
      <text:p text:style-name="P43">0580: 00 00 00 00 00 00 00 00 00 00 00 00 00 00 00 00 -&gt; 00 00 00 00 00 00 35 00 3A 29 00 00 00 00 00 00</text:p>
      <text:p text:style-name="P61">Abion</text:p>
      <text:p text:style-name="P61">0540: 00 -&gt; 01</text:p>
      <text:p text:style-name="P61">0541: 00 -&gt; 35</text:p>
      <text:p text:style-name="P70">Medusa 03</text:p>
      <text:p text:style-name="P70">0540: 01 4E</text:p>
      <text:p text:style-name="P70">0550: 01 4E</text:p>
      <text:p text:style-name="P70">0560: 01 4E</text:p>
      <text:p text:style-name="P70">Medusa 03</text:p>
      <text:p text:style-name="P70">0540: 01 6E</text:p>
      <text:p text:style-name="P70">0550: 01 6E</text:p>
      <text:p text:style-name="P72">Medusa 06</text:p>
      <text:p text:style-name="P72">0540: 00 -&gt; 01 B9</text:p>
      <text:p text:style-name="P72">#7</text:p>
      <text:p text:style-name="P72">0541: B9 -&gt; 78</text:p>
      <text:p text:style-name="P72">0550: 00 -&gt; 01 78</text:p>
      <text:p text:style-name="P73">#8</text:p>
      <text:p text:style-name="P73">0540: 00 -&gt; 01 8A</text:p>
      <text:p text:style-name="P75">Casba Cave</text:p>
      <text:p text:style-name="P75">0540: 00 -&gt; 01 2A</text:p>
      <text:p text:style-name="P75">0550: 00 -&gt; 01 2A</text:p>
      <text:p text:style-name="P75">0560: 00 -&gt; 01 2A</text:p>
      <text:p text:style-name="P75">#2</text:p>
      <text:p text:style-name="P75">00000</text:p>
      <text:p text:style-name="P72"/>
      <text:p text:style-name="P33">в подземельях устранение ловушек в сейвах не отмечается</text:p>
      <text:p text:style-name="P26"/>
      <text:p text:style-name="P26"/>
      <text:p text:style-name="P8">5C0-5D7 - 24 предмета</text:p>
      <text:p text:style-name="P8">00 00 00</text:p>
      <text:p text:style-name="P8">27 1С 08 — фонарик, карбоновый щит, карбоновый меч</text:p>
      <text:p text:style-name="P8">27 02 00</text:p>
      <text:p text:style-name="P8"/>
      <text:p text:style-name="P8"/>
      <text:p text:style-name="P8">5E0 — месеты, количество предметов</text:p>
      <text:p text:style-name="P8">00 00 00</text:p>
      <text:p text:style-name="P8">FF FF 01 — месет. 65535 (FFFF), 1 предмет.</text:p>
      <text:p text:style-name="P8"/>
      <text:p text:style-name="P8">5<text:span text:style-name="T6">F0 – </text:span><text:span text:style-name="T2">00 →</text:span><text:span text:style-name="T6"> 01 – </text:span><text:span text:style-name="T2">сколько компаньонов</text:span></text:p>
      <text:p text:style-name="P8"/>
      <text:p text:style-name="P23"><text:span text:style-name="T7">0600: 00 -&gt; FF</text:span><text:span text:style-name="T6"> </text:span><text:span text:style-name="T7">В пещере Медузы взял сундук</text:span>.</text:p>
      <text:p text:style-name="P13"><text:span text:style-name="T9">0601: 00 -&gt; 01</text:span> — поговорил с Селин</text:p>
      <text:p text:style-name="P57"><text:soft-page-break/><text:span text:style-name="T10">0602: 00 -&gt; 01</text:span> — поговорил с Некисом, взял горшок</text:p>
      <text:p text:style-name="P56">0603: 00 -&gt; 02 — высвободил Лувено</text:p>
      <text:p text:style-name="P56">0604: 00 -&gt; 01 — высвободил Лувено → 02 — привёл ассистента → 03 — заплатил доктору 1200 месет →<text:span text:style-name="T25"> 04 — нельзя ускорить. поупражнялся на слизи. Теперь надо обследовать какую-нибудь пещеру → 06 — поубивал монстров, спускался в подземелье, потратил время, Лувено построен. 06 — задание найти робота. 07 — вернули Хапсби. Предлагает испытать корабль.</text:span></text:p>
      <text:p text:style-name="P56"/>
      <text:p text:style-name="P52">0606: 00 -&gt; 01 — Лутз в команде (либо отдал письмо) <text:span text:style-name="T24">либо стал доступен путь к Готику</text:span></text:p>
      <text:p text:style-name="P74">0607: 00 -&gt; 01 — Разблокирована флейта в Готике</text:p>
      <text:p text:style-name="P77">0608: 00 -&gt; 01 — Разблокировал катер на воздушной подушке в Бортево</text:p>
      <text:p text:style-name="P95">0609: 00 -&gt; 01 — Дал денег старосте — разблокировал Щит Персея</text:p>
      <text:p text:style-name="P77"/>
      <text:p text:style-name="P151"><text:span text:style-name="T12">060A: 00 -&gt; FF</text:span> – <text:span text:style-name="T2">спас Тайлона</text:span></text:p>
      <text:p text:style-name="P153">0611: 00 -&gt; FF — отдал тортик роботу</text:p>
      <text:p text:style-name="P8"/>
      <text:p text:style-name="P136">0616: 00 -&gt; 01 — убит Lasiec (в Air Castle)</text:p>
      <text:p text:style-name="P135">0617: 00 -&gt; FF — убит Lasiec (Shadow)</text:p>
      <text:p text:style-name="P63">0618: 00 -&gt; FF — убил Dr Mad (+ горшок)</text:p>
      <text:p text:style-name="P8"/>
      <text:p text:style-name="P8">//</text:p>
      <text:p text:style-name="P25">0700: FF -&gt; 00 — <text:span text:style-name="T14">открыл компас</text:span><text:span text:style-name="T2"> </text:span><text:span text:style-name="T3">в пещере Медузы. </text:span><text:span text:style-name="T4">Взял -</text:span><text:span text:style-name="T5">&gt;</text:span><text:span text:style-name="T4"> FF</text:span></text:p>
      <text:p text:style-name="P22"><text:span text:style-name="T4">070</text:span><text:span text:style-name="T5">1</text:span><text:span text:style-name="T4">: 00 -&gt; FF — </text:span><text:span text:style-name="T5">2</text:span><text:span text:style-name="T4">0 монет в пещере Медузы</text:span></text:p>
      <text:p text:style-name="P21">0702: 00 -&gt; FF — 10 монет в пещере Медузы</text:p>
      <text:p text:style-name="P55">0703: 00 -&gt; FF — Empty Tiada Prison</text:p>
      <text:p text:style-name="P28"><text:span text:style-name="T10">0</text:span>704: FF изначально <text:span text:style-name="T15">FF -&gt; 00 — ключ от подземелья </text:span>в подземелье Каминита. <text:span text:style-name="T15">Разблокируется после диалога в Эппи</text:span></text:p>
      <text:p text:style-name="P29"><text:span text:style-name="T10">0705: 00 -&gt; FF</text:span> — <text:span text:style-name="T10">50</text:span> монет в подземелье Каминита</text:p>
      <text:p text:style-name="P61">0706: 00 -&gt; FF — 30 Abion Warehouse</text:p>
      <text:p text:style-name="P62">070<text:span text:style-name="T27">7</text:span>: 00 -&gt; FF — <text:span text:style-name="T27">2</text:span>0 Abion Warehouse</text:p>
      <text:p text:style-name="P68">0708: 00 -&gt; FF - <text:span text:style-name="T30">Empty Medusa“s Tower #1</text:span></text:p>
      <text:p text:style-name="P69">0709: 00 -&gt; FF<text:span text:style-name="T29"> — Burger Medusa“s Tower </text:span>#1</text:p>
      <text:p text:style-name="P66">070A: 00 -&gt; FF<text:span text:style-name="T29"> — </text:span>10<text:span text:style-name="T29"> Medusa“s Tower #1</text:span></text:p>
      <text:p text:style-name="P65">070B: 00 -&gt; FF — Burger Medusa“s Tower <text:span text:style-name="T30">#1</text:span></text:p>
      <text:p text:style-name="P8"/>
      <text:p text:style-name="P66">070D: 00 -&gt; FF<text:span text:style-name="T29"> — </text:span>Escaper<text:span text:style-name="T29"> Medusa“s Tower #1</text:span></text:p>
      <text:p text:style-name="P67">070E: 00 -&gt; FF<text:span text:style-name="T29"> — </text:span>Flash<text:span text:style-name="T29"> Medusa“s Tower #1</text:span></text:p>
      <text:p text:style-name="P69">070F: 00 -&gt; FF - 20<text:span text:style-name="T29"> Medusa“s Tower #</text:span>2</text:p>
      <text:p text:style-name="P69">0710: 00 -&gt; FF - Cola<text:span text:style-name="T29"> Medusa“s Tower #</text:span>2</text:p>
      <text:p text:style-name="P66"/>
      <text:p text:style-name="P70">0712: 00 -&gt; FF<text:span text:style-name="T30"> - </text:span>Empty<text:span text:style-name="T30"> Medusa“s Tower #2</text:span></text:p>
      <text:p text:style-name="P69">0713: 00 -&gt; FF - 10<text:span text:style-name="T29"> Medusa“s Tower #</text:span>3</text:p>
      <text:p text:style-name="P70">0714: 00 -&gt; FF<text:span text:style-name="T30"> - </text:span>5<text:span text:style-name="T30"> Medusa“s Tower #3</text:span></text:p>
      <text:p text:style-name="P71">0715: 00 -&gt; FF<text:span text:style-name="T30"> - Empty Medusa“s Tower #4</text:span></text:p>
      <text:p text:style-name="P71">0716: 00 -&gt; FF<text:span text:style-name="T30"> - </text:span>Burger<text:span text:style-name="T30"> Medusa“s Tower #4</text:span></text:p>
      <text:p text:style-name="P71"/>
      <text:p text:style-name="P70">0719: 00 -&gt; FF<text:span text:style-name="T30"> - </text:span>35<text:span text:style-name="T30"> Medusa“s Tower #</text:span>4</text:p>
      <text:p text:style-name="P66"/>
      <text:p text:style-name="P71">071C: 00 -&gt; FF<text:span text:style-name="T30"> - 10 Medusa“s Tower #</text:span>4</text:p>
      <text:p text:style-name="P71">071A: 00 -&gt; FF<text:span text:style-name="T30"> - Empty Medusa“s Tower #4</text:span></text:p>
      <text:p text:style-name="P71"/>
      <text:p text:style-name="P72">071D: 00 -&gt; FF <text:span text:style-name="T30">- </text:span>Burger<text:span text:style-name="T30"> Medusa“s Tower #</text:span>5</text:p>
      <text:p text:style-name="P72"><text:soft-page-break/>0720: 00 -&gt; FF <text:span text:style-name="T30">- Empty Medusa“s Tower #</text:span>5</text:p>
      <text:p text:style-name="P126">0721: 00 -&gt; FF — Burger <text:span text:style-name="T49">Baya Malay #-3</text:span></text:p>
      <text:p text:style-name="P125">0722: 00 -&gt; FF - 50<text:span text:style-name="T49"> Baya Malay #-</text:span>3</text:p>
      <text:p text:style-name="P125">0723: 00 -&gt; FF - <text:span text:style-name="T49">Empty Baya Malay #-</text:span>3</text:p>
      <text:p text:style-name="P73">0724: 00 -&gt; FF<text:span text:style-name="T31"> - </text:span>Cola<text:span text:style-name="T31"> Medusa“s Tower #</text:span>7</text:p>
      <text:p text:style-name="P129">0725: 00 -&gt; FF - Burger <text:span text:style-name="T48">Baya Malay #-</text:span>2</text:p>
      <text:p text:style-name="P129">0726: 00 -&gt; FF — Magic Lamp <text:span text:style-name="T48">Baya Malay #-</text:span>2</text:p>
      <text:p text:style-name="P73">0727: 00 -&gt; FF<text:span text:style-name="T31"> - Empty Medusa“s Tower #</text:span>8</text:p>
      <text:p text:style-name="P130">0728: 00 -&gt; FF<text:span text:style-name="T49"> - </text:span>Cola<text:span text:style-name="T49"> Baya Malay #-1</text:span></text:p>
      <text:p text:style-name="P124">0729: 00 -&gt; FF - 500 <text:span text:style-name="T48">Baya Malay #-</text:span>1</text:p>
      <text:p text:style-name="P129">072A: 00 -&gt; FF<text:span text:style-name="T49"> - 500 Baya Malay #-1</text:span></text:p>
      <text:p text:style-name="P129">072B: 00 -&gt; FF<text:span text:style-name="T49"> - </text:span>Escaper<text:span text:style-name="T49"> Baya Malay #-1</text:span></text:p>
      <text:p text:style-name="P125">072C: 00 -&gt; FF<text:span text:style-name="T49"> - Empty Baya Malay #-1</text:span></text:p>
      <text:p text:style-name="P123">072D: 00 -&gt; FF — Short Sword Baya Malay #0</text:p>
      <text:p text:style-name="P130">072E: 00 -&gt; FF<text:span text:style-name="T49"> — </text:span>Light Saber <text:span text:style-name="T49">Baya Malay #0</text:span></text:p>
      <text:p text:style-name="P124">072F: 00 -&gt; FF — Burger <text:span text:style-name="T48">Baya Malay #</text:span>0</text:p>
      <text:p text:style-name="P128">0730: 00 -&gt; FF — Iron Sword<text:span text:style-name="T49"> Baya Malay #0</text:span></text:p>
      <text:p text:style-name="P128">0731: 00 -&gt; FF — Magic Key <text:span text:style-name="T48">Baya Malay #</text:span>1</text:p>
      <text:p text:style-name="P131">0732: 00 -&gt; FF<text:span text:style-name="T50"> — </text:span>20<text:span text:style-name="T50"> Baya Malay #1</text:span></text:p>
      <text:p text:style-name="P131"/>
      <text:p text:style-name="P128">0734: 00 -&gt; FF — 100 <text:span text:style-name="T48">Baya Malay #</text:span>2</text:p>
      <text:p text:style-name="P128">0735: 00 -&gt; FF — Iron Axe <text:span text:style-name="T48">Baya Malay #</text:span>2</text:p>
      <text:p text:style-name="P132">0736: 00 -&gt; FF<text:span text:style-name="T50"> — </text:span>Empty<text:span text:style-name="T50"> Baya Malay #2</text:span></text:p>
      <text:p text:style-name="P132"/>
      <text:p text:style-name="P128">0738: 00 -&gt; FF — Empty <text:span text:style-name="T48">Baya Malay #</text:span>2</text:p>
      <text:p text:style-name="P133">0739: 00 -&gt; FF<text:span text:style-name="T48"> — </text:span>Burger<text:span text:style-name="T48"> Baya Malay #3</text:span></text:p>
      <text:p text:style-name="P133">073A: 00 -&gt; FF<text:span text:style-name="T48"> — Empty Baya Malay #3</text:span></text:p>
      <text:p text:style-name="P133">073B: 00 -&gt; FF<text:span text:style-name="T48"> — </text:span>Burger<text:span text:style-name="T48"> Baya Malay #3</text:span></text:p>
      <text:p text:style-name="P123">073C: 00 -&gt; FF — Empty Baya Malay #3</text:p>
      <text:p text:style-name="P123"/>
      <text:p text:style-name="P46">073E: 00 -&gt; FF<text:span text:style-name="T17"> — </text:span>Cola<text:span text:style-name="T17"> Scion (Iala) Cave </text:span>#4</text:p>
      <text:p text:style-name="P46">073F: 00 -&gt; FF<text:span text:style-name="T17"> — Empty Scion (Iala) Cave </text:span>#4</text:p>
      <text:p text:style-name="P44"/>
      <text:p text:style-name="P44"/>
      <text:p text:style-name="P48">0740: 00 -&gt; FF<text:span text:style-name="T18"> — Flash </text:span>Naula<text:span text:style-name="T18"> Cave #4</text:span></text:p>
      <text:p text:style-name="P46">0741: 00 -&gt; FF<text:bookmark-start text:name="__DdeLink__477_2026303580"/><text:span text:style-name="T18"> — Flash Scion Cave </text:span>#4<text:bookmark-end text:name="__DdeLink__477_2026303580"/></text:p>
      <text:p text:style-name="P44">0742: 00 -&gt; FF - Burger <text:span text:style-name="T16">Scion Cave #4</text:span></text:p>
      <text:p text:style-name="P48">0743: 00 -&gt; FF — 10 meset Naula Cave #3</text:p>
      <text:p text:style-name="P41">0744: 00 -&gt; FF<text:span text:style-name="T16"> — </text:span>5<text:span text:style-name="T16">0 meset Scion Cave </text:span>#3</text:p>
      <text:p text:style-name="P41">074<text:span text:style-name="T19">5</text:span>: 00 -&gt; FF<text:span text:style-name="T16"> — </text:span>2<text:span text:style-name="T16">0 meset Scion Cave </text:span>#3</text:p>
      <text:p text:style-name="P41">0746: 00 -&gt; FF<text:span text:style-name="T16"> — </text:span>2<text:span text:style-name="T16">0 meset Scion Cave </text:span>#3</text:p>
      <text:p text:style-name="P37"/>
      <text:p text:style-name="P41">0748: 00 -&gt; FF<text:span text:style-name="T17"> — Empty Scion </text:span>(Iala)<text:span text:style-name="T17"> Cave #2</text:span></text:p>
      <text:p text:style-name="P38">074A: 00 -&gt; FF — Flash <text:span text:style-name="T16">Scion Cave </text:span>#2</text:p>
      <text:p text:style-name="P48">074B: 00 -&gt; FF — Short Sword Naula Cave #2</text:p>
      <text:p text:style-name="P38">074C: 00 -&gt; FF<text:span text:style-name="T16"> — 20 meset Scion Cave </text:span>#2</text:p>
      <text:p text:style-name="P38">074D: 00 -&gt; FF<text:span text:style-name="T17"> — Empty Scion Cave </text:span>#2</text:p>
      <text:p text:style-name="P32">074E: 00 -&gt; FF — Cola Scion Cave <text:span text:style-name="T18">#1</text:span></text:p>
      <text:p text:style-name="P36">074F: 00 -&gt; FF — 20 meset <text:span text:style-name="T16">Scion Cave #1</text:span></text:p>
      <text:p text:style-name="P36">0750: 00 -&gt; FF — Empty <text:span text:style-name="T16">Scion Cave #1</text:span></text:p>
      <text:p text:style-name="P36">0751: 00 -&gt; FF — Empty <text:span text:style-name="T16">Scion Cave #1</text:span></text:p>
      <text:p text:style-name="P8"/>
      <text:p text:style-name="P60">0753: 00 -&gt; FF 100 <text:span text:style-name="T26">Bortevo Passage</text:span></text:p>
      <text:p text:style-name="P59">0754: 00 -&gt; FF Empty Bortevo Passage</text:p>
      <text:p text:style-name="P60">0755: 00 -&gt; FF Flash<text:span text:style-name="T26"> Bortevo Passage</text:span></text:p>
      <text:p text:style-name="P59">0756: 00 -&gt; FF Escaper Bortevo Passage</text:p>
      <text:p text:style-name="P84"><text:soft-page-break/>0757: 00 -&gt; FF<text:span text:style-name="T34"> </text:span>20<text:span text:style-name="T34"> Forgotten Tower #</text:span>1</text:p>
      <text:p text:style-name="P84"/>
      <text:p text:style-name="P80">0759: 00 -&gt; FF Empty Forgotten Tower #2</text:p>
      <text:p text:style-name="P85">075A: 00 -&gt; FF<text:span text:style-name="T35"> Burger Forgotten Tower #3</text:span></text:p>
      <text:p text:style-name="P85">075B: 00 -&gt; FF<text:span text:style-name="T34"> Empty Forgotten Tower #</text:span>3</text:p>
      <text:p text:style-name="P82">075C: 00 -&gt; FF<text:span text:style-name="T35"> 1</text:span>00<text:span text:style-name="T35"> Forgotten Tower #3</text:span></text:p>
      <text:p text:style-name="P81">075D: 00 -&gt; FF 1<text:span text:style-name="T34"> Forgotten Tower #</text:span>3</text:p>
      <text:p text:style-name="P81">075E: 00 -&gt; FF Burger<text:span text:style-name="T34"> Forgotten Tower #</text:span>3</text:p>
      <text:p text:style-name="P81">075F: 00 -&gt; FF <text:span text:style-name="T34">Empty Forgotten Tower #</text:span>3</text:p>
      <text:p text:style-name="P85">0760: 00 -&gt; FF<text:span text:style-name="T34"> Empty Forgotten Tower #</text:span>4</text:p>
      <text:p text:style-name="P83">0761: 00 -&gt; FF<text:span text:style-name="T35"> </text:span>20<text:span text:style-name="T35"> Forgotten Tower #</text:span>4</text:p>
      <text:p text:style-name="P83">0762: 00 -&gt; FF<text:span text:style-name="T35"> Burger Forgotten Tower #</text:span>4</text:p>
      <text:p text:style-name="P85">0763: 00 -&gt; FF<text:span text:style-name="T34"> Empty Forgotten Tower #</text:span>4</text:p>
      <text:p text:style-name="P86">0764: 00 -&gt; FF <text:span text:style-name="T36">Burger Forgotten Tower #</text:span>5</text:p>
      <text:p text:style-name="P51">0765: 00 -&gt; FF<text:span text:style-name="T22"> — </text:span>2000 - <text:span text:style-name="T22">Naharu Cave #</text:span>3</text:p>
      <text:p text:style-name="P52">0766: 00 -&gt; FF<text:span text:style-name="T23"> — Flash Naharu Cave #2</text:span></text:p>
      <text:p text:style-name="P52">0767: 00 -&gt; FF - Burger<text:span text:style-name="T23"> Naharu Cave #2</text:span></text:p>
      <text:p text:style-name="P52">0768: 00 -&gt; FF - Burger<text:span text:style-name="T23"> Naharu Cave #2</text:span></text:p>
      <text:p text:style-name="P51">0769: 00 -&gt; FF — Flash <text:span text:style-name="T22">Naharu Cave #</text:span>2</text:p>
      <text:p text:style-name="P52">076A: 00 -&gt; FF - 50<text:span text:style-name="T23"> Naharu Cave #2</text:span></text:p>
      <text:p text:style-name="P50">076B: 00 -&gt; FF — Cola Naharu Cave #1</text:p>
      <text:p text:style-name="P51">076C: 00 -&gt; FF<text:span text:style-name="T22"> — </text:span>20 meset<text:span text:style-name="T22"> Naharu Cave #1</text:span></text:p>
      <text:p text:style-name="P93">076D: 00 -&gt; FF — 500 (300?)<text:span text:style-name="T38"> Tajima's Cave #3</text:span></text:p>
      <text:p text:style-name="P92">076E: 00 -&gt; FF<text:span text:style-name="T38"> — Empty Tajima's Cave #</text:span>3</text:p>
      <text:p text:style-name="P92">076F: 00 -&gt; FF<text:span text:style-name="T38"> — Empty Tajima's Cave #</text:span>3</text:p>
      <text:p text:style-name="P92">0771: 00 -&gt; FF<text:span text:style-name="T38"> — Empty Tajima's Cave #</text:span>3</text:p>
      <text:p text:style-name="P92"/>
      <text:p text:style-name="P90">0773: 00 -&gt; FF<text:span text:style-name="T38"> — </text:span>Flash<text:span text:style-name="T38"> Tajima's Cave #</text:span>2</text:p>
      <text:p text:style-name="P91">0774: 00 -&gt; FF<text:span text:style-name="T38"> — </text:span>Empty<text:span text:style-name="T38"> Tajima's Cave #2</text:span></text:p>
      <text:p text:style-name="P90">0775: 00 -&gt; FF<text:span text:style-name="T38"> — </text:span>Burger<text:span text:style-name="T38"> Tajima's Cave #</text:span>2</text:p>
      <text:p text:style-name="P89">0776: 00 -&gt; FF — 3000 Tajima's Cave #1</text:p>
      <text:p text:style-name="P89">0777: 00 -&gt; FF — White Mantle Tajima's Cave #1</text:p>
      <text:p text:style-name="P89">0778: 00 -&gt; FF — Wood Cane Tajima's Cave #1</text:p>
      <text:p text:style-name="P89">0779: 00 -&gt; FF — Cola Tajima's Cave #1</text:p>
      <text:p text:style-name="P76">077A: 00 -&gt; FF — 100 Casba Cave #3</text:p>
      <text:p text:style-name="P76">077B: 00 -&gt; FF — Empty Casba Cave #3</text:p>
      <text:p text:style-name="P76">077C: 00 -&gt; FF - 100 Casba Cave #3</text:p>
      <text:p text:style-name="P76"/>
      <text:p text:style-name="P96">077F: 00 -&gt; FF — 500 Skure Entrance</text:p>
      <text:p text:style-name="P108">0780: 00 -&gt; FF — Burger Guaron Morgue #2</text:p>
      <text:p text:style-name="P108">0781: 00 -&gt; FF — Laconian Armor Guaron Morgue #1</text:p>
      <text:p text:style-name="P112">0782: 00 -&gt; FF — Escaper <text:span text:style-name="T43">Corona Tower </text:span>#1</text:p>
      <text:p text:style-name="P112">0783: 00 -&gt; FF — Empty <text:span text:style-name="T43">Corona Tower </text:span>#2</text:p>
      <text:p text:style-name="P112">0784: 00 -&gt; FF — Burger <text:span text:style-name="T43">Corona Tower </text:span>#2</text:p>
      <text:p text:style-name="P112">0785: 00 -&gt; FF — 500 <text:span text:style-name="T43">Corona Tower </text:span>#2</text:p>
      <text:p text:style-name="P113">0786: 00 -&gt; FF — 20<text:span text:style-name="T44"> Corona Tower #</text:span>3</text:p>
      <text:p text:style-name="P113">0787: 00 -&gt; FF — Cola<text:span text:style-name="T44"> Corona Tower #</text:span>3</text:p>
      <text:p text:style-name="P113">0788: 00 -&gt; FF - Flash<text:span text:style-name="T44"> Corona Tower #</text:span>3</text:p>
      <text:p text:style-name="P114">0789: 00 -&gt; FF<text:span text:style-name="T45"> — 20 Corona Tower #3</text:span></text:p>
      <text:p text:style-name="P113">078A: 00 -&gt; FF - <text:span text:style-name="T44">Empty Corona Tower #</text:span>3</text:p>
      <text:p text:style-name="P118">078B: 00 -&gt; FF - <text:span text:style-name="T47">Laconian Shield Laconian Shield Cave #</text:span>6</text:p>
      <text:p text:style-name="P99"><text:span text:style-name="T40">078C: 00 -&gt; FF - Empty </text:span>Dezorian Cavern 1</text:p>
      <text:p text:style-name="P116">078D: 00 -&gt; FF - <text:span text:style-name="T40">Empty </text:span>Laconian Shield Cave #<text:span text:style-name="T47">6</text:span></text:p>
      <text:p text:style-name="P101">078E: 00 -&gt; FF - 100 <text:span text:style-name="T39">Dezorian Cavern 1</text:span></text:p>
      <text:p text:style-name="P102">078<text:span text:style-name="T41">F</text:span>: 00 -&gt; FF - <text:span text:style-name="T41">Empty</text:span> <text:span text:style-name="T39">Dezorian Cavern 3</text:span></text:p>
      <text:p text:style-name="P118">0790: 00 -&gt; FF — Empty <text:span text:style-name="T46">Laconian Shield Cave #</text:span>2</text:p>
      <text:p text:style-name="P117"><text:soft-page-break/>0791: 00 -&gt; FF - 50 <text:span text:style-name="T46">Laconian Shield Cave #</text:span>1</text:p>
      <text:p text:style-name="P117">0792: 00 -&gt; FF — Magic Hat <text:span text:style-name="T46">Laconian Shield Cave #</text:span>1</text:p>
      <text:p text:style-name="P117">0793: 00 -&gt; FF — Ceramic Shield <text:span text:style-name="T46">Laconian Shield Cave #</text:span>1</text:p>
      <text:p text:style-name="P106">0794: 00 -&gt; FF — Magic Hat Aero Prism Cave</text:p>
      <text:p text:style-name="P106"/>
      <text:p text:style-name="P56">07C1: 00 -&gt; FF — Skeleton Triada Prison</text:p>
      <text:p text:style-name="P56"/>
      <text:p text:style-name="P73">07C5: 00 -&gt; FF — Medusa Medusa“s Tower</text:p>
      <text:p text:style-name="P73"/>
      <text:p text:style-name="P45">07C9: 00 -&gt; FF — Iron Fang <text:span text:style-name="T16">Scion Cave #4</text:span></text:p>
      <text:p text:style-name="P8"/>
      <text:p text:style-name="P86">07CB: 00 -&gt; FF -<text:span text:style-name="T23"> Red Dragon Forgotten Tower #</text:span>5 <text:span text:style-name="T37">+ Lac. Sw.</text:span></text:p>
      <text:p text:style-name="P51">07CC: 00 -&gt; FF — Red Dragon <text:span text:style-name="T22">Naharu Cave #</text:span>3</text:p>
      <text:p text:style-name="P8"/>
      <text:p text:style-name="P76">07CE: 00 -&gt; FF — Blue Dragon Casba Cave #3 <text:span text:style-name="T32">+ Carbuncul</text:span></text:p>
      <text:p text:style-name="P8"/>
      <text:p text:style-name="P107">07D8: 00 -&gt; FF — Titan <text:span text:style-name="T42">Aero Prism Cave </text:span>+ <text:s/><text:span text:style-name="T42">Aero Prism</text:span></text:p>
      <text:p text:style-name="P106"/>
      <text:p text:style-name="P8"/>
      <text:p text:style-name="P94">Интересно, если Лутз прокачан, то Таджима не будет с ним драться, но и ничего не даст</text:p>
      <text:p text:style-name="P8"/>
      <text:p text:style-name="P8"/>
      <text:p text:style-name="P111"/>
      <text:p text:style-name="P140"><text:bookmark-start text:name="__DdeLink__1910_1598143770"/>400 → 800 → <text:span text:style-name="T52">C00 → 1000 → 1400</text:span><text:bookmark-end text:name="__DdeLink__1910_1598143770"/></text:p>
      <text:p text:style-name="P8"/>
      <text:p text:style-name="P8"/>
      <text:p text:style-name="P144">saves:</text:p>
      <text:p text:style-name="P143">1FFB</text:p>
      <text:p text:style-name="P143">7FFF</text:p>
      <text:p text:style-name="P8"/>
      <text:p text:style-name="P8"/>
      <text:p text:style-name="P8"/>
      <text:p text:style-name="P8"/>
      <text:p text:style-name="P144">US ROM:</text:p>
      <text:p text:style-name="P8"/>
      <text:p text:style-name="P144">807-846: PHANTASY STAR <text:s text:c="8"/>BACKUP RAMPROGRAMMED BY <text:s text:c="9"/>NAKA YUJI</text:p>
      <text:p text:style-name="P8"/>
      <text:p text:style-name="P144">7d17-7da2- алфавит, вероятно используется при именовании слота</text:p>
      <text:p text:style-name="P144"/>
      <text:p text:style-name="P144">7da3-7faa — все предметы</text:p>
      <text:p text:style-name="P144"/>
      <text:p text:style-name="P144">7ff0 — TMR SEGA</text:p>
      <text:p text:style-name="P8"/>
      <text:p text:style-name="P145">8000 - поинтеры</text:p>
      <text:p text:style-name="P8"/>
      <text:p text:style-name="P145">82aa — ba80 диалоги <text:a xlink:type="simple" xlink:href="mailto:I@M" text:style-name="Internet_20_link" text:visited-style-name="Visited_20_Internet_20_Link">I@M</text:a> SUENO,….</text:p>
      <text:p text:style-name="P8"/>
      <text:p text:style-name="P145">Ba81 — поинтеры</text:p>
      <text:p text:style-name="P145"/>
      <text:p text:style-name="P145">bb81-bfff ALIS MYAU ATTACK EFFECTIVE MAGIC, …</text:p>
      <text:p text:style-name="P145"/>
      <text:p text:style-name="P145">c000-с17а 10 0С 10 0С 10 0С 10 0B,...</text:p>
      <text:p text:style-name="P145"/>
      <text:p text:style-name="P145"><text:soft-page-break/></text:p>
      <text:p text:style-name="P145">c69f-cfc6? — SWORM, ...</text:p>
      <text:p text:style-name="P145">дальше ещё какие-то таблицы</text:p>
      <text:p text:style-name="P145"/>
      <text:p text:style-name="P145"/>
      <text:p text:style-name="P147">30000 — мелодия каминит??? <text:span text:style-name="T53">может так же быть код распаковки звука</text:span></text:p>
      <text:p text:style-name="P145"/>
      <text:p text:style-name="P146">33108-33fff DODGES, SPEAKS, ...</text:p>
      <text:p text:style-name="P145"/>
      <text:p text:style-name="P146">53ddc-53fff — STAFF J TOTAL PLANNING...</text:p>
      <text:p text:style-name="P8"/>
      <text:p text:style-name="P146">7fffffъ</text:p>
      <text:p text:style-name="P8"/>
      <text:p text:style-name="P8"/>
      <text:p text:style-name="P8"/>
      <text:p text:style-name="P8">F8AF — 1-й уровень Алисы. Каждые 8 байт — новый уровень.</text:p>
      <text:p text:style-name="P8">Всего 240 байт</text:p>
      <text:p text:style-name="P1">DA 38 78 20 18 F6 05 02 — 30-й</text:p>
      <text:p text:style-name="P1"/>
      <text:p text:style-name="P1">DA — HP</text:p>
      <text:p text:style-name="P1">38 — Atk.</text:p>
      <text:p text:style-name="P1">78 — Def.</text:p>
      <text:p text:style-name="P1">20 — MP</text:p>
      <text:p text:style-name="P1">18F6 (F618) — Exp.</text:p>
      <text:p text:style-name="P1">05 — Боевые заклинания</text:p>
      <text:p text:style-name="P1">02 — Мирные заклинания</text:p>
      <text:p text:style-name="P1"/>
      <text:p text:style-name="P1">F99F — Мяу</text:p>
      <text:p text:style-name="P6">D6 56 76 37 60 EA 04 03</text:p>
      <text:p text:style-name="P1">FA8F — Тайлон</text:p>
      <text:p text:style-name="P1">FB7F-FC6E — Лутз</text:p>
      <text:p text:style-name="P2">C3 4B 7B 53 50 C3 05 05</text:p>
      <text:p text:style-name="P2"/>
      <text:p text:style-name="P3">180h = 384</text:p>
      <text:p text:style-name="P4">00 00 00 00 02 01 00 00 05 02 02 00 0F 01 00 00 0F 03 00 00 3F 06 00 00 5F 23 00 00 5F 21 00 00 00 00 00 00 20 C0 C0 00 D0 20 20 00 F8 40 00 00 F8 E0 00 00 FC B0 00 00 FC E0 00 00 FE C0 00 00 5E 21 01 00 5C 23 04 04 54 29 0E 06 5B 2C 07 03 5E 38 00 03 86 20 50 5B 5C 13 23 20 78 37 07 00 3E C0 C0 00 9E 60 90 90 94 48 B8 B0 EC 18 F0 E0 3E 0C 00 E0 32 00 00 EC 1F E4 E2 00 0F F6 F0 00 31 0E 0F 00 11 0E 0D 00 0D 02 01 00 05 00 00 03 05 00 00 03 05 00 00 03 09 04 00 03 0F 00 00 00 C6 38 78 00 C4 38 58 00 D8 20 40 00 D0 00 00 60 D0 00 00 60 D0 00 00 60 C8 10 00 60 F8 00 00 00</text:p>
      <text:p text:style-name="P4"/>
      <text:p text:style-name="P4">00 00 00 00 02 01 00 00 05 02 02 00 0F 00 00 00 0F 00 00 00 1F 00 00 00 1F 00 00 00 3F 00 00 00 00 00 00 00 20 C0 C0 00 D2 20 20 00 FD 02 00 00 FD 02 00 00 FD 02 00 00 FD 02 00 00 FE 00 00 00 3F 00 00 00 3F 00 00 00 1F 00 00 00 18 0D 07 02 1E 08 00 03 3E 10 00 09 3C 13 03 00 38 07 07 00 FE 00 00 00 FE 00 00 00 FE 00 00 00 0D D8 F2 22 3E 08 00 E4 3E 04 00 C8 1C E0 E0 00 08 F0 F0 00 10 0F 0F 00 10 0F 0F 00 0F 00 03 00 07 00 00 03 07 00 00 03 07 00 00 03 0D 00 00 07 0F 00 00 00 04 F8 F8 00 04 F8 F8 00 F8 00 60 00 F0 00 00 60 F0 00 00 60 F0 00 00 60 D8 00 00 70 F8 00 00 00</text:p>
      <text:p text:style-name="P4"/>
      <text:p text:style-name="P5">ширина около 30</text:p>
      <text:p text:style-name="P5">bf = 191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1-22T16:33:58.433315142</dc:date>
    <meta:editing-duration>PT20H48M32S</meta:editing-duration>
    <meta:editing-cycles>80</meta:editing-cycles>
    <meta:generator>LibreOffice/5.1.4.2$Linux_X86_64 LibreOffice_project/10m0$Build-2</meta:generator>
    <meta:document-statistic meta:table-count="0" meta:image-count="0" meta:object-count="0" meta:page-count="14" meta:paragraph-count="609" meta:word-count="4729" meta:character-count="19309" meta:non-whitespace-character-count="14914"/>
  </office:meta>
</office:document-meta>
</file>